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Lucida Sans3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tarSymbol1" svg:font-family="StarSymbol" style:font-pitch="variable" style:font-charset="x-symbol"/>
    <style:font-face style:name="Times New Roman4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2" svg:font-family="'Lucida Sans'" style:font-pitch="variable"/>
    <style:font-face style:name="OpenSymbol2" svg:font-family="OpenSymbol, 'Arial Unicode MS'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5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4.001cm" style:rel-column-width="28649*"/>
    </style:style>
    <style:style style:name="Tableau5.B" style:family="table-column">
      <style:table-column-properties style:column-width="1.891cm" style:rel-column-width="13541*"/>
    </style:style>
    <style:style style:name="Tableau5.C" style:family="table-column">
      <style:table-column-properties style:column-width="3.26cm" style:rel-column-width="23345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3cm" fo:break-after="column" table:align="center" style:may-break-between-rows="false"/>
    </style:style>
    <style:style style:name="Tableau6.A" style:family="table-column">
      <style:table-column-properties style:column-width="0.998cm"/>
    </style:style>
    <style:style style:name="Tableau6.B" style:family="table-column">
      <style:table-column-properties style:column-width="1cm"/>
    </style:style>
    <style:style style:name="Tableau6.C" style:family="table-column">
      <style:table-column-properties style:column-width="1.002cm"/>
    </style:style>
    <style:style style:name="Tableau6.1" style:family="table-row">
      <style:table-row-properties style:row-height="1cm"/>
    </style:style>
    <style:style style:name="Tableau6.A1" style:family="table-cell">
      <style:table-cell-properties style:vertical-align="middle" fo:padding="0.097cm" fo:border-left="0.6pt solid #d7e12c" fo:border-right="none" fo:border-top="0.6pt solid #d7e12c" fo:border-bottom="0.6pt solid #d7e12c"/>
    </style:style>
    <style:style style:name="Tableau6.C1" style:family="table-cell">
      <style:table-cell-properties style:vertical-align="middle" fo:padding="0.097cm" fo:border="0.6pt solid #d7e12c"/>
    </style:style>
    <style:style style:name="Tableau6.A2" style:family="table-cell">
      <style:table-cell-properties style:vertical-align="middle" fo:padding="0.097cm" fo:border-left="0.6pt solid #d7e12c" fo:border-right="none" fo:border-top="none" fo:border-bottom="0.6pt solid #d7e12c"/>
    </style:style>
    <style:style style:name="Tableau6.C2" style:family="table-cell">
      <style:table-cell-properties style:vertical-align="middle" fo:padding="0.097cm" fo:border-left="0.6pt solid #d7e12c" fo:border-right="0.6pt solid #d7e12c" fo:border-top="none" fo:border-bottom="0.6pt solid #d7e12c"/>
    </style:style>
    <style:style style:name="Tableau7" style:family="table">
      <style:table-properties style:width="3cm" table:align="center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1cm"/>
    </style:style>
    <style:style style:name="Tableau7.C" style:family="table-column">
      <style:table-column-properties style:column-width="1.002cm"/>
    </style:style>
    <style:style style:name="Tableau7.1" style:family="table-row">
      <style:table-row-properties style:row-height="1cm"/>
    </style:style>
    <style:style style:name="Tableau7.A1" style:family="table-cell">
      <style:table-cell-properties style:vertical-align="middle" fo:padding="0.097cm" fo:border-left="0.6pt solid #d7e12c" fo:border-right="none" fo:border-top="0.6pt solid #d7e12c" fo:border-bottom="0.6pt solid #d7e12c"/>
    </style:style>
    <style:style style:name="Tableau7.C1" style:family="table-cell">
      <style:table-cell-properties style:vertical-align="middle" fo:padding="0.097cm" fo:border="0.6pt solid #d7e12c"/>
    </style:style>
    <style:style style:name="Tableau7.A2" style:family="table-cell">
      <style:table-cell-properties style:vertical-align="middle" fo:padding="0.097cm" fo:border-left="0.6pt solid #d7e12c" fo:border-right="none" fo:border-top="none" fo:border-bottom="0.6pt solid #d7e12c"/>
    </style:style>
    <style:style style:name="Tableau7.C2" style:family="table-cell">
      <style:table-cell-properties style:vertical-align="middle" fo:padding="0.097cm" fo:border-left="0.6pt solid #d7e12c" fo:border-right="0.6pt solid #d7e12c" fo:border-top="none" fo:border-bottom="0.6pt solid #d7e12c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5fbf27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5fbf27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fo:text-transform="uppercase" fo:color="#808080" style:font-name="Bitstream Vera Sans1" fo:font-size="9pt" officeooo:rsid="0039b65c" officeooo:paragraph-rsid="005bbf66" fo:background-color="transparent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5bbf66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officeooo:paragraph-rsid="005fbf27" style:font-size-asian="9pt" style:font-size-complex="9pt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paragraph-rsid="005fbf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" fo:font-size="9pt" fo:font-weight="bold" officeooo:paragraph-rsid="005fbf27" style:font-size-asian="9pt" style:font-weight-asian="bold" style:font-size-complex="9pt" style:font-weight-complex="bold"/>
    </style:style>
    <style:style style:name="P30" style:family="paragraph" style:parent-style-name="_5f_Paragraphe_20_livret_20_">
      <style:paragraph-properties fo:margin-top="0cm" fo:margin-bottom="0cm" loext:contextual-spacing="false"/>
      <style:text-properties officeooo:paragraph-rsid="005fbf27"/>
    </style:style>
    <style:style style:name="P31" style:family="paragraph" style:parent-style-name="_5f_Paragraphe_20_livret_20_réponse_20_élève">
      <style:paragraph-properties fo:margin-top="0cm" fo:margin-bottom="0cm" loext:contextual-spacing="false">
        <style:tab-stops>
          <style:tab-stop style:position="1cm" style:leader-style="dotted" style:leader-text="."/>
          <style:tab-stop style:position="2.699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5fbf27"/>
    </style:style>
    <style:style style:name="P32" style:family="paragraph" style:parent-style-name="Standard">
      <loext:graphic-properties draw:fill="none" draw:fill-color="#ffffff" draw:opacity="100%"/>
      <style:paragraph-properties fo:margin-top="0.499cm" fo:margin-bottom="0cm" loext:contextual-spacing="false" fo:background-color="transparent"/>
      <style:text-properties fo:color="#d3802b" fo:font-weight="bold" officeooo:paragraph-rsid="005fbf27" style:font-weight-asian="bold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margin-top="0.3cm" fo:margin-bottom="0cm" loext:contextual-spacing="false" fo:background-color="transparent"/>
      <style:text-properties fo:font-size="10pt" officeooo:paragraph-rsid="005fbf27" style:font-size-asian="10pt" style:font-size-complex="10pt"/>
    </style:style>
    <style:style style:name="P34" style:family="paragraph" style:parent-style-name="Standard">
      <loext:graphic-properties draw:fill="none" draw:fill-color="#ffffff" draw:opacity="100%"/>
      <style:paragraph-properties fo:margin-top="0.3cm" fo:margin-bottom="0cm" loext:contextual-spacing="false" fo:background-color="transparent"/>
      <style:text-properties officeooo:paragraph-rsid="005fbf27"/>
    </style:style>
    <style:style style:name="P35" style:family="paragraph" style:parent-style-name="Standard">
      <loext:graphic-properties draw:fill="none" draw:fill-color="#ffffff" draw:opacity="100%"/>
      <style:paragraph-properties fo:margin-top="0.199cm" fo:margin-bottom="0cm" loext:contextual-spacing="false" fo:background-color="transparent"/>
      <style:text-properties officeooo:paragraph-rsid="005fbf27"/>
    </style:style>
    <style:style style:name="P3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 style:writing-mode="lr-tb">
        <style:tab-stops>
          <style:tab-stop style:position="2cm" style:type="right"/>
          <style:tab-stop style:position="2.103cm"/>
        </style:tab-stops>
      </style:paragraph-properties>
      <style:text-properties officeooo:paragraph-rsid="005fbf27"/>
    </style:style>
    <style:style style:name="P37" style:family="paragraph" style:parent-style-name="_5f_Paragraphe_20_livret_20_">
      <style:paragraph-properties fo:margin-top="0cm" fo:margin-bottom="0.101cm" loext:contextual-spacing="false"/>
    </style:style>
    <style:style style:name="P38" style:family="paragraph" style:parent-style-name="Standard">
      <loext:graphic-properties draw:fill="none" draw:fill-color="#ffffff" draw:opacity="100%"/>
      <style:paragraph-properties fo:margin-top="0cm" fo:margin-bottom="0.199cm" loext:contextual-spacing="false" fo:background-color="transparent" style:writing-mode="lr-tb">
        <style:tab-stops>
          <style:tab-stop style:position="2cm" style:type="right"/>
          <style:tab-stop style:position="2.103cm"/>
        </style:tab-stops>
      </style:paragraph-properties>
      <style:text-properties officeooo:paragraph-rsid="005fbf27"/>
    </style:style>
    <style:style style:name="P39" style:family="paragraph" style:parent-style-name="Standard" style:master-page-name="">
      <style:paragraph-properties style:page-number="auto" fo:break-before="auto" fo:break-after="auto"/>
      <style:text-properties officeooo:paragraph-rsid="005fbf27"/>
    </style:style>
    <style:style style:name="P40" style:family="paragraph" style:parent-style-name="_5f_Paragraphe_20_livret_20_">
      <style:paragraph-properties fo:text-align="center" style:justify-single-word="false"/>
      <style:text-properties style:font-name="Times New Roman2" fo:font-size="12pt" fo:font-style="italic" officeooo:paragraph-rsid="005fbf27" style:font-size-asian="11pt" style:font-style-asian="italic" style:font-size-complex="11pt" style:font-style-complex="italic"/>
    </style:style>
    <style:style style:name="P41" style:family="paragraph" style:parent-style-name="_5f_Paragraphe_20_livret_20_">
      <style:paragraph-properties fo:text-align="center" style:justify-single-word="false"/>
      <style:text-properties style:font-name="Times New Roman2" fo:font-size="11pt" fo:font-style="italic" officeooo:paragraph-rsid="005fbf27" style:font-size-asian="11pt" style:font-style-asian="italic" style:font-size-complex="11pt" style:font-style-complex="italic"/>
    </style:style>
    <style:style style:name="P42" style:family="paragraph" style:parent-style-name="_5f_Paragraphe_20_livret_20_">
      <style:paragraph-properties fo:text-align="center" style:justify-single-word="false"/>
      <style:text-properties officeooo:paragraph-rsid="005fbf27"/>
    </style:style>
    <style:style style:name="P43" style:family="paragraph" style:parent-style-name="_5f_Paragraphe_20_livret_20_">
      <style:paragraph-properties fo:text-align="center" style:justify-single-word="false"/>
      <style:text-properties fo:font-size="9pt" officeooo:paragraph-rsid="005fbf27" style:font-size-asian="9pt" style:font-size-complex="9pt"/>
    </style:style>
    <style:style style:name="P44" style:family="paragraph" style:parent-style-name="_5f_Paragraphe_20_livret_20_">
      <style:paragraph-properties fo:text-align="center" style:justify-single-word="false"/>
      <style:text-properties fo:font-size="9pt" officeooo:paragraph-rsid="005ffc71" style:font-size-asian="9pt" style:font-size-complex="9pt"/>
    </style:style>
    <style:style style:name="P45" style:family="paragraph" style:parent-style-name="Exo_5f_Num" style:list-style-name="Num_5f_Exo">
      <style:text-properties officeooo:paragraph-rsid="006490e3"/>
    </style:style>
    <style:style style:name="P46" style:family="paragraph" style:parent-style-name="Exo_5f_Num">
      <style:text-properties officeooo:paragraph-rsid="005fbf27"/>
    </style:style>
    <style:style style:name="P47" style:family="paragraph" style:parent-style-name="Exo_5f_Num" style:list-style-name="Num_5f_Exo">
      <style:paragraph-properties fo:margin-top="0.6cm" fo:margin-bottom="0.199cm" loext:contextual-spacing="false"/>
      <style:text-properties officeooo:paragraph-rsid="005fbf27"/>
    </style:style>
    <style:style style:name="P48" style:family="paragraph" style:parent-style-name="Exo_5f_Num" style:list-style-name="Num_5f_Exo">
      <style:paragraph-properties fo:margin-top="0.6cm" fo:margin-bottom="0.101cm" loext:contextual-spacing="false"/>
      <style:text-properties officeooo:paragraph-rsid="005fbf27"/>
    </style:style>
    <style:style style:name="P49" style:family="paragraph" style:parent-style-name="Exo_5f_Num">
      <style:paragraph-properties fo:margin-top="0.499cm" fo:margin-bottom="0.101cm" loext:contextual-spacing="false"/>
      <style:text-properties officeooo:paragraph-rsid="005fbf27"/>
    </style:style>
    <style:style style:name="P50" style:family="paragraph" style:parent-style-name="Exo_5f_Num" style:master-page-name="">
      <style:paragraph-properties fo:margin-top="0.499cm" fo:margin-bottom="0.101cm" loext:contextual-spacing="false" style:page-number="auto" fo:break-before="auto" fo:break-after="auto"/>
      <style:text-properties officeooo:paragraph-rsid="005fbf27"/>
    </style:style>
    <style:style style:name="P51" style:family="paragraph" style:parent-style-name="Exo_5f_Num">
      <style:paragraph-properties fo:margin-top="0.771cm" fo:margin-bottom="0.101cm" loext:contextual-spacing="false"/>
      <style:text-properties officeooo:paragraph-rsid="005fbf27"/>
    </style:style>
    <style:style style:name="P52" style:family="paragraph" style:parent-style-name="Exo_5f_Num">
      <style:paragraph-properties fo:margin-top="0.951cm" fo:margin-bottom="0.199cm" loext:contextual-spacing="false"/>
      <style:text-properties officeooo:paragraph-rsid="005fbf27"/>
    </style:style>
    <style:style style:name="P53" style:family="paragraph" style:parent-style-name="Exo_5f_Num">
      <style:paragraph-properties fo:margin-top="0.45cm" fo:margin-bottom="0cm" loext:contextual-spacing="false"/>
      <style:text-properties officeooo:paragraph-rsid="005fbf27"/>
    </style:style>
    <style:style style:name="P54" style:family="paragraph" style:parent-style-name="Exo_5f_Num">
      <style:paragraph-properties fo:margin-top="0.499cm" fo:margin-bottom="0cm" loext:contextual-spacing="false"/>
      <style:text-properties officeooo:paragraph-rsid="005fbf27"/>
    </style:style>
    <style:style style:name="P55" style:family="paragraph" style:parent-style-name="Exo_5f_Num">
      <style:paragraph-properties fo:margin-top="0.681cm" fo:margin-bottom="0.3cm" loext:contextual-spacing="false"/>
      <style:text-properties officeooo:paragraph-rsid="005fbf27"/>
    </style:style>
    <style:style style:name="P56" style:family="paragraph" style:parent-style-name="FILET_5f_POINTILLES" style:list-style-name="Num_5f_Exo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57" style:family="paragraph" style:parent-style-name="FILET_5f_POINTILLES" style:list-style-name="_5f_Numérotation_20_des_20_exercices_20_livrets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58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59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0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1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59a46"/>
    </style:style>
    <style:style style:name="P6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3" style:family="paragraph" style:parent-style-name="FILET_5f_POINTILLES" style:list-style-name="_5f_Numérotation_20_des_20_exercices_20_livrets_20_bi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4" style:family="paragraph" style:parent-style-name="FILET_5f_POINTILLES" style:list-style-name="_5f_Numérotation_20_des_20_exercices_20_livrets">
      <style:paragraph-properties fo:margin-top="0.199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5" style:family="paragraph" style:parent-style-name="FILET_5f_POINTILLES" style:list-style-name="liste_5f_abc">
      <style:paragraph-properties fo:margin-top="0.3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6" style:family="paragraph" style:parent-style-name="FILET_5f_POINTILLES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7" style:family="paragraph" style:parent-style-name="FILET_5f_POINTILLES" style:list-style-name="_5f_Numérotation_20_des_20_exercices_20_livrets_20_bi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68" style:family="paragraph" style:parent-style-name="Standard" style:list-style-name="_5f_Numérotation_20_des_20_exercices_20_livrets">
      <style:paragraph-properties fo:text-align="center" style:justify-single-word="false"/>
      <style:text-properties officeooo:paragraph-rsid="005fbf27"/>
    </style:style>
    <style:style style:name="P69" style:family="paragraph" style:parent-style-name="Standard" style:master-page-name="_5f_Fiche_20_éditeur_20_série_20_2_20_une_20_colonne_20_impaire_20__28_G_29_">
      <style:paragraph-properties style:page-number="56" fo:break-before="auto" fo:break-after="auto">
        <style:tab-stops/>
      </style:paragraph-properties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70" style:family="paragraph" style:parent-style-name="Standard" style:list-style-name="_5f_Numérotation_20_des_20_exercices_20_livrets">
      <style:paragraph-properties fo:margin-top="0cm" fo:margin-bottom="0.3cm" loext:contextual-spacing="false" fo:text-align="center" style:justify-single-word="false"/>
      <style:text-properties officeooo:paragraph-rsid="005fbf27"/>
    </style:style>
    <style:style style:name="P71" style:family="paragraph" style:parent-style-name="_5f_Paragraphe_20_livret_20_" style:list-style-name="_5f_Numérotation_20_des_20_exercices_20_livrets">
      <style:text-properties officeooo:paragraph-rsid="005fbf27"/>
    </style:style>
    <style:style style:name="P72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fo:font-size="8pt" fo:font-style="italic" officeooo:paragraph-rsid="005fbf27" style:font-size-asian="8pt" style:font-style-asian="italic" style:font-size-complex="8pt" style:font-style-complex="italic"/>
    </style:style>
    <style:style style:name="P73" style:family="paragraph" style:parent-style-name="_5f_Paragraphe_20_livret_20_" style:list-style-name="Num_5f_Exo">
      <style:paragraph-properties fo:margin-top="0.101cm" fo:margin-bottom="0.199cm" loext:contextual-spacing="false" fo:text-align="center" style:justify-single-word="false"/>
      <style:text-properties officeooo:paragraph-rsid="005fbf27"/>
    </style:style>
    <style:style style:name="P74" style:family="paragraph" style:parent-style-name="_5f_Paragraphe_20_livret_20_" style:list-style-name="liste_5f_abc">
      <style:paragraph-properties fo:margin-top="0.4cm" fo:margin-bottom="0cm" loext:contextual-spacing="false" fo:text-align="start" style:justify-single-word="false"/>
      <style:text-properties officeooo:paragraph-rsid="005fbf27"/>
    </style:style>
    <style:style style:name="P75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5fbf27"/>
    </style:style>
    <style:style style:name="P76" style:family="paragraph" style:parent-style-name="_5f_Paragraphe_20_livret_20_" style:list-style-name="liste_5f_abc">
      <style:paragraph-properties fo:margin-top="0.25cm" fo:margin-bottom="0cm" loext:contextual-spacing="false"/>
      <style:text-properties officeooo:paragraph-rsid="005fbf27"/>
    </style:style>
    <style:style style:name="P77" style:family="paragraph" style:parent-style-name="_5f_Paragraphe_20_livret_20_" style:list-style-name="_5f_Numérotation_20_des_20_exercices_20_livrets">
      <style:paragraph-properties fo:margin-top="0.199cm" fo:margin-bottom="0cm" loext:contextual-spacing="false" fo:text-align="center" style:justify-single-word="false"/>
      <style:text-properties officeooo:paragraph-rsid="005fbf27"/>
    </style:style>
    <style:style style:name="P78" style:family="paragraph" style:parent-style-name="_5f_Paragraphe_20_livret_20_" style:list-style-name="liste_5f_abc">
      <style:paragraph-properties fo:margin-top="0.199cm" fo:margin-bottom="0cm" loext:contextual-spacing="false" fo:line-height="0.43cm"/>
      <style:text-properties officeooo:paragraph-rsid="005fbf27"/>
    </style:style>
    <style:style style:name="P79" style:family="paragraph" style:parent-style-name="_5f_Paragraphe_20_livret_20_" style:list-style-name="_5f_Numérotation_20_des_20_exercices_20_livrets_20_bis">
      <style:paragraph-properties fo:margin-top="0.199cm" fo:margin-bottom="0cm" loext:contextual-spacing="false"/>
      <style:text-properties officeooo:paragraph-rsid="005fbf27"/>
    </style:style>
    <style:style style:name="P80" style:family="paragraph" style:parent-style-name="_5f_Paragraphe_20_livret_20_" style:list-style-name="liste_5f_abc">
      <style:paragraph-properties fo:margin-top="0.199cm" fo:margin-bottom="0cm" loext:contextual-spacing="false" fo:line-height="0.43cm"/>
      <style:text-properties fo:letter-spacing="normal" officeooo:paragraph-rsid="005fbf27"/>
    </style:style>
    <style:style style:name="P81" style:family="paragraph" style:parent-style-name="_5f_Paragraphe_20_livret_20_" style:list-style-name="_5f_Numérotation_20_des_20_exercices_20_livrets_20_bis">
      <style:paragraph-properties fo:margin-top="0.199cm" fo:margin-bottom="0cm" loext:contextual-spacing="false"/>
      <style:text-properties fo:letter-spacing="-0.004cm" officeooo:paragraph-rsid="005fbf27" style:text-scale="99%"/>
    </style:style>
    <style:style style:name="P82" style:family="paragraph" style:parent-style-name="_5f_Paragraphe_20_livret_20_" style:list-style-name="liste_5f_abc">
      <style:paragraph-properties fo:margin-top="0.499cm" fo:margin-bottom="0cm" loext:contextual-spacing="false"/>
      <style:text-properties officeooo:paragraph-rsid="005fbf27"/>
    </style:style>
    <style:style style:name="P83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fbf27"/>
    </style:style>
    <style:style style:name="P84" style:family="paragraph" style:parent-style-name="_5f_Paragraphe_20_livret_20_" style:list-style-name="liste_5f_abc">
      <style:paragraph-properties fo:margin-top="0.3cm" fo:margin-bottom="0cm" loext:contextual-spacing="false" fo:line-height="0.43cm"/>
      <style:text-properties officeooo:paragraph-rsid="005fbf27"/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  <style:text-properties style:text-underline-style="none" officeooo:paragraph-rsid="005fbf27"/>
    </style:style>
    <style:style style:name="P86" style:family="paragraph" style:parent-style-name="_5f_Paragraphe_20_livret_20_" style:list-style-name="liste_5f_abc">
      <style:paragraph-properties fo:margin-top="0.3cm" fo:margin-bottom="0cm" loext:contextual-spacing="false" style:shadow="none"/>
      <style:text-properties officeooo:rsid="00603031" officeooo:paragraph-rsid="005fbf27"/>
    </style:style>
    <style:style style:name="P87" style:family="paragraph" style:parent-style-name="_5f_Paragraphe_20_livret_20_" style:list-style-name="_5f_Numérotation_20_des_20_exercices_20_livrets">
      <style:paragraph-properties fo:margin-top="0cm" fo:margin-bottom="0cm" loext:contextual-spacing="false" fo:line-height="0.43cm"/>
      <style:text-properties officeooo:paragraph-rsid="005fbf27"/>
    </style:style>
    <style:style style:name="P88" style:family="paragraph" style:parent-style-name="_5f_Paragraphe_20_livret_20_" style:list-style-name="liste_5f_abc">
      <style:paragraph-properties fo:margin-top="0cm" fo:margin-bottom="0cm" loext:contextual-spacing="false" fo:line-height="0.43cm"/>
      <style:text-properties officeooo:paragraph-rsid="005fbf27"/>
    </style:style>
    <style:style style:name="P89" style:family="paragraph" style:parent-style-name="_5f_Paragraphe_20_livret_20_" style:list-style-name="liste_5f_abc">
      <style:paragraph-properties fo:margin-top="0.22cm" fo:margin-bottom="0cm" loext:contextual-spacing="false"/>
      <style:text-properties fo:color="#000000" style:font-name="Bitstream Vera Sans" fo:font-size="10pt" fo:font-style="normal" fo:font-weight="normal" officeooo:rsid="006490e3" officeooo:paragraph-rsid="005fbf27"/>
    </style:style>
    <style:style style:name="P90" style:family="paragraph" style:parent-style-name="_5f_Paragraphe_20_livret_20_" style:list-style-name="liste_5f_abc">
      <style:paragraph-properties fo:margin-top="0.43cm" fo:margin-bottom="0cm" loext:contextual-spacing="false" fo:line-height="0.43cm"/>
      <style:text-properties officeooo:paragraph-rsid="005fbf27"/>
    </style:style>
    <style:style style:name="P91" style:family="paragraph" style:parent-style-name="_5f_Paragraphe_20_livret_20_" style:list-style-name="liste_5f_abc">
      <style:paragraph-properties fo:margin-top="0.36cm" fo:margin-bottom="0cm" loext:contextual-spacing="false" fo:text-align="justify" style:justify-single-word="false"/>
      <style:text-properties fo:letter-spacing="-0.007cm" officeooo:paragraph-rsid="005fbf27" style:font-name-asian="OpenSymbol1" style:font-size-asian="10pt" style:font-style-asian="normal" style:font-name-complex="OpenSymbol1" style:font-size-complex="10pt" style:font-style-complex="normal"/>
    </style:style>
    <style:style style:name="P92" style:family="paragraph" style:parent-style-name="_5f_Paragraphe_20_livret_20_" style:list-style-name="liste_5f_abc">
      <style:paragraph-properties fo:margin-top="0.15cm" fo:margin-bottom="0cm" loext:contextual-spacing="false"/>
      <style:text-properties officeooo:paragraph-rsid="005fbf27"/>
    </style:style>
    <style:style style:name="P93" style:family="paragraph" style:parent-style-name="_5f_Paragraphe_20_livret_20_réponse_20_élève" style:list-style-name="_5f_Numérotation_20_des_20_exercices_20_livrets">
      <style:paragraph-properties fo:margin-top="0cm" fo:margin-bottom="0.4cm" loext:contextual-spacing="false">
        <style:tab-stops>
          <style:tab-stop style:position="9.5cm" style:type="right" style:leader-style="dotted" style:leader-text="."/>
        </style:tab-stops>
      </style:paragraph-properties>
      <style:text-properties officeooo:paragraph-rsid="005fbf27"/>
    </style:style>
    <style:style style:name="P94" style:family="paragraph" style:parent-style-name="_5f_Paragraphe_20_livret_20_réponse_20_élève" style:list-style-name="_5f_Numérotation_20_des_20_exercices_20_livrets_20_bis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95" style:family="paragraph" style:parent-style-name="_5f_Paragraphe_20_livret_20_réponse_20_élève" style:list-style-name="_5f_Numérotation_20_des_20_exercices_20_livrets" style:master-page-name="">
      <style:paragraph-properties fo:margin-top="0cm" fo:margin-bottom="0cm" loext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96" style:family="paragraph" style:parent-style-name="_5f_Paragraphe_20_livret_20_réponse_20_élève" style:list-style-name="liste_5f_abc">
      <style:paragraph-properties fo:margin-top="0.4cm" fo:margin-bottom="0cm" loext:contextual-spacing="false" fo:line-height="100%"/>
      <style:text-properties style:text-underline-style="none" officeooo:paragraph-rsid="005fbf27"/>
    </style:style>
    <style:style style:name="P97" style:family="paragraph" style:parent-style-name="_5f_Paragraphe_20_livret_20_réponse_20_élève" style:list-style-name="liste_5f_abc">
      <style:paragraph-properties fo:margin-top="0.4cm" fo:margin-bottom="0cm" loext:contextual-spacing="false" fo:line-height="100%">
        <style:tab-stops/>
      </style:paragraph-properties>
      <style:text-properties officeooo:paragraph-rsid="005fbf27"/>
    </style:style>
    <style:style style:name="P98" style:family="paragraph" style:parent-style-name="_5f_Pied_20_de_20_page" style:list-style-name="">
      <style:paragraph-properties fo:text-align="end" style:justify-single-word="false"/>
    </style:style>
    <style:style style:name="P99" style:family="paragraph" style:parent-style-name="_5f_Pied_20_de_20_page">
      <style:paragraph-properties fo:text-align="end" style:justify-single-word="false"/>
    </style:style>
    <style:style style:name="P100" style:family="paragraph" style:parent-style-name="_5f_Pied_20_de_20_page" style:list-style-name=""/>
    <style:style style:name="P10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programme" style:list-style-name="List_20_1">
      <style:text-properties officeooo:paragraph-rsid="005fbf27"/>
    </style:style>
    <style:style style:name="P10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align="center" fo:text-indent="0cm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1" fo:font-size="10pt" style:font-size-asian="10pt" style:font-name-complex="OpenSymbol2" style:font-size-complex="10pt"/>
    </style:style>
    <style:style style:name="P109" style:family="paragraph">
      <style:paragraph-properties fo:text-align="center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</style:style>
    <style:style style:name="P110" style:family="paragraph">
      <loext:graphic-properties draw:fill="none" draw:fill-color="#ffffff"/>
      <style:paragraph-properties fo:text-align="center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Bitstream Vera Sans2" fo:font-size="10pt" style:font-size-asian="10pt" style:font-name-complex="OpenSymbol2" style:font-size-complex="10pt"/>
    </style:style>
    <style:style style:name="P111" style:family="paragraph">
      <loext:graphic-properties draw:fill="none" draw:fill-color="#ffffff"/>
      <style:paragraph-properties fo:text-align="center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1" fo:font-size="12pt" style:font-name-complex="OpenSymbol2"/>
    </style:style>
    <style:style style:name="P112" style:family="paragraph">
      <style:paragraph-properties fo:text-align="center">
        <style:tab-stops/>
      </style:paragraph-properties>
    </style:style>
    <style:style style:name="P113" style:family="paragraph">
      <loext:graphic-properties draw:fill="none" draw:fill-color="#ffffff"/>
      <style:paragraph-properties fo:text-align="end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1" fo:font-size="10pt" style:font-size-asian="10pt" style:font-name-complex="OpenSymbol2" style:font-size-complex="10pt"/>
    </style:style>
    <style:style style:name="P114" style:family="paragraph">
      <style:paragraph-properties fo:margin-left="0cm" fo:margin-right="0cm" fo:margin-top="0cm" fo:margin-bottom="0cm" fo:line-height="100%" fo:text-indent="0cm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5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top="0cm" fo:margin-bottom="0.199cm" fo:text-align="center" style:writing-mode="lr-tb"/>
    </style:style>
    <style:style style:name="P121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-0.007cm" style:font-size-asian="12pt" style:font-size-complex="12pt"/>
    </style:style>
    <style:style style:name="T6" style:family="text">
      <style:text-properties fo:font-size="12pt" fo:letter-spacing="-0.011cm" style:font-size-asian="12pt" style:font-size-complex="12pt"/>
    </style:style>
    <style:style style:name="T7" style:family="text">
      <style:text-properties fo:font-variant="normal" fo:text-transform="none" fo:color="#d7e12c" style:font-name="Bitstream Vera Sans2" fo:font-size="16pt" fo:font-style="normal" fo:text-shadow="none" fo:font-weight="bold" officeooo:rsid="003afe4d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fo:color="#d7e12c" style:font-name="Bitstream Vera Sans2" fo:font-size="16pt" fo:font-style="normal" fo:text-shadow="none" fo:font-weight="bold" officeooo:rsid="005fbf27" style:font-size-asian="16pt" style:font-style-asian="normal" style:font-size-complex="16pt" style:font-style-complex="normal"/>
    </style:style>
    <style:style style:name="T9" style:family="text">
      <style:text-properties fo:font-variant="normal" fo:text-transform="none" fo:color="#d3802b" style:text-position="0% 100%" style:font-name="Bitstream Vera Sans2" fo:language="zxx" fo:country="none" fo:font-style="italic" fo:text-shadow="none" fo:background-color="transparent" loext:char-shading-value="0" style:font-name-asian="Times New Roman" style:language-asian="zxx" style:country-asian="none" style:font-style-asian="italic" style:font-name-complex="Times New Roman" style:font-style-complex="italic" style:font-relief="none"/>
    </style:style>
    <style:style style:name="T10" style:family="text">
      <style:text-properties fo:text-transform="uppercase" fo:color="#000000" style:text-outline="false" style:text-line-through-style="none" style:text-line-through-type="none" style:text-position="0% 100%" style:font-name="Bitstream Vera Sans2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11" style:family="text">
      <style:text-properties style:text-position="0% 100%" style:font-name-asian="OpenSymbol1" style:font-style-asian="normal" style:font-name-complex="OpenSymbol1" style:font-style-complex="normal"/>
    </style:style>
    <style:style style:name="T12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13" style:family="text">
      <style:text-properties style:text-position="0% 100%" officeooo:rsid="00603031" style:font-name-asian="OpenSymbol1" style:font-name-complex="OpenSymbol1"/>
    </style:style>
    <style:style style:name="T14" style:family="text">
      <style:text-properties style:text-position="0% 100%" style:text-underline-style="none" style:font-name-asian="OpenSymbol1" style:font-style-asian="normal" style:font-name-complex="OpenSymbol1" style:font-style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OpenSymbol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color="#000000" style:font-name="Bitstream Vera Sans2" fo:font-size="10pt" fo:font-style="normal" fo:font-weight="normal" style:font-size-asian="10pt" style:font-style-asian="normal" style:font-size-complex="10pt" style:font-style-complex="normal"/>
    </style:style>
    <style:style style:name="T18" style:family="text">
      <style:text-properties fo:color="#000000" style:font-name="Bitstream Vera Sans2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000000" style:font-name="Bitstream Vera Sans2" fo:font-size="10pt" fo:letter-spacing="-0.004cm" fo:font-style="normal" fo:font-weight="normal" officeooo:rsid="00629448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color="#000000" style:font-name="Times New Roman2" fo:font-size="12pt" fo:font-style="italic" style:font-size-asian="11pt" style:font-style-asian="italic" style:font-size-complex="11pt" style:font-style-complex="italic"/>
    </style:style>
    <style:style style:name="T21" style:family="text">
      <style:text-properties fo:color="#000000" style:text-position="0% 100%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text-position="0% 100%" style:font-name="Bitstream Vera Sans2" fo:font-size="10pt" fo:font-style="normal" officeooo:rsid="00603031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3" style:family="text">
      <style:text-properties fo:color="#000000" style:text-position="0% 100%" style:font-name="Bitstream Vera Sans2" fo:font-size="10pt" fo:font-style="normal" officeooo:rsid="00629448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4" style:family="text">
      <style:text-properties fo:color="#000000" style:text-position="0% 100%" style:font-name="Times New Roman" fo:font-size="12pt" style:text-underline-style="none" style:font-size-asian="12pt" style:font-weight-asian="normal" style:font-size-complex="12pt" style:font-weight-complex="normal"/>
    </style:style>
    <style:style style:name="T25" style:family="text">
      <style:text-properties fo:color="#000000" style:text-position="0% 100%" style:font-name="Times New Roman" fo:font-size="12pt" style:text-underline-style="none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color="#000000" style:text-position="0% 100%" style:font-name="Times New Roman" fo:font-size="10pt" style:text-underline-style="none" style:font-size-asian="10pt" style:font-weight-asian="normal" style:font-size-complex="10pt" style:font-weight-complex="normal"/>
    </style:style>
    <style:style style:name="T27" style:family="text">
      <style:text-properties fo:color="#000000" style:text-position="0% 100%" style:font-name="OpenSymbol1" fo:font-size="10pt" fo:font-style="normal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font-name="OpenSymbol" fo:font-size="10pt" fo:font-style="normal" fo:font-weight="normal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fo:color="#000000" style:font-name="Times New Roman" fo:font-size="12pt" fo:font-style="italic" style:font-size-asian="12pt" style:font-size-complex="12pt"/>
    </style:style>
    <style:style style:name="T30" style:family="text">
      <style:text-properties fo:color="#000000" fo:letter-spacing="-0.014cm"/>
    </style:style>
    <style:style style:name="T31" style:family="text">
      <style:text-properties style:font-name="Bitstream Vera Sans2" fo:font-size="10pt" style:font-size-asian="10pt" style:font-size-complex="10pt"/>
    </style:style>
    <style:style style:name="T32" style:family="text">
      <style:text-properties style:font-name="Bitstream Vera Sans2" fo:font-size="10pt" officeooo:rsid="002b5d53" style:font-size-asian="10pt" style:font-size-complex="10pt"/>
    </style:style>
    <style:style style:name="T33" style:family="text">
      <style:text-properties style:font-name="Bitstream Vera Sans2" fo:font-size="10pt" fo:letter-spacing="-0.004cm" style:text-underline-style="none" fo:font-weight="normal" officeooo:rsid="002b5d53" style:font-size-asian="10pt" style:font-weight-asian="normal" style:font-size-complex="10pt" style:font-weight-complex="normal"/>
    </style:style>
    <style:style style:name="T34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35" style:family="text">
      <style:text-properties style:font-name="Bitstream Vera Sans2" fo:font-size="10pt" fo:letter-spacing="-0.007cm" fo:font-style="normal" style:font-size-asian="10pt" style:font-style-asian="normal" style:font-size-complex="10pt" style:font-style-complex="normal"/>
    </style:style>
    <style:style style:name="T36" style:family="text">
      <style:text-properties style:font-name="Bitstream Vera Sans2" fo:font-style="normal" style:font-name-asian="OpenSymbol1" style:font-style-asian="normal" style:font-name-complex="OpenSymbol1" style:font-style-complex="normal"/>
    </style:style>
    <style:style style:name="T37" style:family="text">
      <style:text-properties fo:letter-spacing="-0.004cm"/>
    </style:style>
    <style:style style:name="T38" style:family="text">
      <style:text-properties fo:letter-spacing="-0.004cm" officeooo:rsid="0051d187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4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0pt" style:font-name-asian="OpenSymbol1" style:font-size-asian="10pt" style:font-style-asian="normal" style:font-name-complex="OpenSymbol1" style:font-size-complex="10pt" style:font-style-complex="normal"/>
    </style:style>
    <style:style style:name="T43" style:family="text">
      <style:text-properties fo:text-transform="lowercase" fo:color="#000000" style:text-outline="false" style:text-line-through-style="none" style:text-line-through-type="none" style:text-position="0% 100%" style:font-name="Bitstream Vera Sans2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44" style:family="text">
      <style:text-properties fo:text-transform="lowercase" fo:color="#d3802b" style:text-position="0% 100%" style:font-name="Bitstream Vera Sans2" fo:language="zxx" fo:country="none" fo:font-style="italic" fo:text-shadow="none" fo:background-color="transparent" loext:char-shading-value="0" style:font-name-asian="Times New Roman" style:language-asian="zxx" style:country-asian="none" style:font-style-asian="italic" style:font-name-complex="Times New Roman" style:font-style-complex="italic" style:font-relief="none"/>
    </style:style>
    <style:style style:name="T45" style:family="text">
      <style:text-properties officeooo:rsid="0044e8cc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font-name="Times New Roman2" fo:font-size="12pt" fo:font-style="italic" style:font-size-asian="11pt" style:font-style-asian="italic" style:font-size-complex="11pt" style:font-style-complex="italic"/>
    </style:style>
    <style:style style:name="T48" style:family="text">
      <style:text-properties style:font-name="Times New Roman2" fo:font-size="12pt" fo:letter-spacing="-0.014cm" fo:font-style="italic" style:font-size-asian="11pt" style:font-style-asian="italic" style:font-size-complex="11pt" style:font-style-complex="italic"/>
    </style:style>
    <style:style style:name="T49" style:family="text">
      <style:text-properties style:font-name="Times New Roman2" fo:font-size="11pt" fo:font-style="italic" style:font-size-asian="11pt" style:font-style-asian="italic" style:font-size-complex="11pt" style:font-style-complex="italic"/>
    </style:style>
    <style:style style:name="T50" style:family="text">
      <style:text-properties style:font-name="OpenSymbol" fo:font-size="10pt" fo:font-style="normal" style:font-name-asian="OpenSymbol" style:font-size-asian="10pt" style:font-name-complex="OpenSymbol" style:font-size-complex="10pt"/>
    </style:style>
    <style:style style:name="T51" style:family="text"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T52" style:family="text">
      <style:text-properties style:use-window-font-color="true" fo:font-size="10pt" style:font-size-asian="10pt" style:font-size-complex="10pt"/>
    </style:style>
    <style:style style:name="T53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use-window-font-color="true" style:font-name="OpenSymbol" fo:font-size="10pt" fo:font-style="normal" style:font-name-asian="OpenSymbol" style:font-size-asian="10pt" style:font-name-complex="OpenSymbol" style:font-size-complex="10pt"/>
    </style:style>
    <style:style style:name="T56" style:family="text">
      <style:text-properties style:use-window-font-color="true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57" style:family="text">
      <style:text-properties style:use-window-font-color="true" style:font-name="OpenSymbol1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use-window-font-color="true" style:text-position="0% 100%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9" style:family="text">
      <style:text-properties style:use-window-font-color="tru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0" style:family="text">
      <style:text-properties style:use-window-font-color="true" style:text-position="0% 100%" style:font-name="OpenSymbol1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1" style:family="text">
      <style:text-properties style:use-window-font-color="true"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2" style:family="text">
      <style:text-properties style:use-window-font-color="true" style:font-name="Bitstream Vera Sans1" fo:font-size="10pt" fo:font-weight="normal" officeooo:rsid="006490e3" style:font-size-asian="10.5pt"/>
    </style:style>
    <style:style style:name="T63" style:family="text">
      <style:text-properties fo:color="#d3802b" style:text-position="0% 100%" style:font-name="Bitstream Vera Sans2"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fo:color="#d3802b" style:text-position="0% 100%" style:font-name="Bitstream Vera Sans2" fo:font-style="normal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fo:color="#d3802b" fo:font-style="italic" style:font-style-asian="italic" style:font-style-complex="italic"/>
    </style:style>
    <style:style style:name="T66" style:family="text">
      <style:text-properties fo:color="#d3802b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color="#9d0f89"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9" style:family="text">
      <style:text-properties fo:color="#9d0f89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9d0f89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letter-spacing="-0.014cm"/>
    </style:style>
    <style:style style:name="T72" style:family="text">
      <style:text-properties fo:letter-spacing="-0.007cm"/>
    </style:style>
    <style:style style:name="T73" style:family="text">
      <style:text-properties fo:letter-spacing="-0.011cm"/>
    </style:style>
    <style:style style:name="T74" style:family="text">
      <style:text-properties officeooo:rsid="006490e3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OpenSymbol1" fo:font-size="10pt" style:font-size-asian="10pt" style:font-name-complex="OpenSymbol2" style:font-size-complex="10pt"/>
    </style:style>
    <style:style style:name="T78" style:family="text">
      <style:text-properties style:font-name="Bitstream Vera Sans2" fo:font-size="10pt" style:font-size-asian="10pt" style:font-name-complex="OpenSymbol2" style:font-size-complex="10pt"/>
    </style:style>
    <style:style style:name="T79" style:family="text">
      <style:text-properties style:font-name="OpenSymbol1" fo:font-size="10pt" style:font-size-asian="10pt" style:font-name-complex="StarSymbol1" style:font-size-complex="10pt"/>
    </style:style>
    <style:style style:name="T80" style:family="text">
      <style:text-properties fo:color="#000000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text-line-through-type="none" style:font-name="OpenSymbol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8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-width="0.3cm" draw:marker-start-center="false" draw:marker-end="Arrow_20_concav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4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666666" draw:textarea-horizontal-align="justify" draw:textarea-vertical-align="middle" draw:auto-grow-height="false" fo:min-height="0.857cm" fo:min-width="0cm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.009cm" fo:padding-bottom="0.009cm" fo:padding-left="0.04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0.432cm" fo:padding-top="0.009cm" fo:padding-bottom="0.009cm" fo:padding-left="0.00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.009cm" fo:padding-bottom="0.009cm" fo:padding-left="0.00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cm" fo:padding-bottom="0cm" fo:padding-left="0cm" fo:padding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413cm" fo:min-width="0.6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503cm" fo:min-width="0.2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-width="0.349cm" draw:marker-start-center="false" draw:marker-end-width="0.349cm" draw:marker-end-center="false" draw:fill="none" draw:fill-color="#99ccff" draw:textarea-horizontal-align="justify" draw:textarea-vertical-align="middle" draw:auto-grow-height="false" fo:min-height="0.436cm" fo:min-width="0.425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49cm" draw:marker-start-center="false" draw:marker-end-width="0.349cm" draw:marker-end-center="false" draw:fill="none" draw:fill-color="#99ccff" draw:textarea-horizontal-align="justify" draw:textarea-vertical-align="middle" draw:auto-grow-height="false" fo:min-height="0.436cm" fo:min-width="0.42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Dashed" svg:stroke-width="0.019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5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44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draw:auto-grow-width="true" fo:min-height="0.446cm" fo:min-width="0.68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50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2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g text:anchor-type="paragraph" draw:z-index="20" draw:name="Forme5" draw:style-name="gr26"><draw:custom-shape draw:style-name="gr27" draw:text-style-name="P121" svg:width="3.964cm" svg:height="0.641cm" draw:transform="skewX (0.00279252680319092) rotate (0.0872664625997165) translate (-0.370416666666667cm -0.0934861111111111cm)"><text:p text:style-name="P120"><text:span text:style-name="T8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7"><draw:text-box fo:min-height="2.743cm"><text:section text:style-name="Sect1" text:name="Section8"><text:p text:style-name="P26"/><text:p text:style-name="P39"><text:span text:style-name="T32">T</text:span><text:span text:style-name="T33">rouve le nombre tel que son quintuple augmenté de 7 soit égal à 3.</text:span></text:p><text:p text:style-name="P32">Correction</text:p><text:p text:style-name="P35"><text:span text:style-name="T63">Étape n°1 :</text:span><text:span text:style-name="T64"> </text:span><text:span text:style-name="T63">Choix de l’inconnue</text:span></text:p><text:p text:style-name="P7"><text:span text:style-name="T21">Soit </text:span><text:span text:style-name="_5f_variables"><text:span text:style-name="T24">x</text:span></text:span><text:span text:style-name="T21"> le nombre cherché.</text:span></text:p><text:p text:style-name="P34"><text:span text:style-name="T65">Étape n°2 : Mise en équation</text:span> </text:p><text:p text:style-name="P7"><text:span text:style-name="T31">Le quintuple du nombre augmenté de 7 est 5</text:span><text:span text:style-name="_5f_variables"><text:span text:style-name="T25">x</text:span></text:span><text:span text:style-name="_5f_variables"><text:span text:style-name="T31"> </text:span></text:span><text:span text:style-name="_5f_variables"><text:span text:style-name="T50"></text:span></text:span><text:span text:style-name="_5f_variables"><text:span text:style-name="T31"> </text:span></text:span><text:span text:style-name="_5f_variables"><text:span text:style-name="T34">7</text:span></text:span><text:span text:style-name="_5f_variables"><text:span text:style-name="T31">.</text:span></text:span></text:p><text:p text:style-name="P7"><text:span text:style-name="T31">Pour trouver le nombre recherché, il suffit de résoudre : </text:span><text:span text:style-name="_5f_variables"><text:span text:style-name="T17">5</text:span></text:span><text:span text:style-name="_5f_variables"><text:span text:style-name="T25">x</text:span></text:span><text:span text:style-name="_5f_variables"><text:span text:style-name="T17"> </text:span></text:span><text:span text:style-name="_5f_variables"><text:span text:style-name="T28"></text:span></text:span><text:span text:style-name="_5f_variables"><text:span text:style-name="T17"> 7</text:span></text:span><text:span text:style-name="_5f_variables"><text:span text:style-name="T18"> </text:span></text:span><text:span text:style-name="_5f_variables"><text:span text:style-name="T16">=</text:span></text:span><text:span text:style-name="T31"> 3</text:span></text:p><text:p text:style-name="P33"><text:span text:style-name="T66">Étape n°3 : Résolution de l’équation</text:span><text:span text:style-name="T67"> </text:span></text:p><text:p text:style-name="P36"><text:span text:style-name="T51"><text:tab/>5</text:span><text:span text:style-name="_5f_variables"><text:span text:style-name="T25">x</text:span></text:span><text:span text:style-name="T52"> </text:span><text:span text:style-name="T55"></text:span><text:span text:style-name="T52"> 7<text:tab/></text:span><text:span text:style-name="T57">=</text:span><text:span text:style-name="T52"> 3 <text:s/></text:span></text:p><text:p text:style-name="P36"><text:span text:style-name="T53"><text:tab/>5</text:span><text:span text:style-name="_5f_variables"><text:span text:style-name="T25">x</text:span></text:span><text:span text:style-name="T53"> </text:span><text:span text:style-name="T56"></text:span><text:span text:style-name="T53"> 7 </text:span><text:span text:style-name="T68">−</text:span><text:span text:style-name="T69"> </text:span><text:span text:style-name="T70">7</text:span><text:span text:style-name="T54"><text:tab/></text:span><text:span text:style-name="T57">=</text:span><text:span text:style-name="T53"> 3 </text:span><text:span text:style-name="T68">−</text:span><text:span text:style-name="T69"> </text:span><text:span text:style-name="T70">7</text:span></text:p><text:p text:style-name="P36"><text:span text:style-name="T58"><text:tab/>5</text:span><text:span text:style-name="_5f_variables"><text:span text:style-name="T25">x</text:span></text:span><text:span text:style-name="_5f_variables"><text:span text:style-name="T59"><text:tab/></text:span></text:span><text:span text:style-name="T60">=</text:span><text:span text:style-name="T58"> </text:span><text:span text:style-name="T61">−</text:span><text:span text:style-name="T58">4</text:span></text:p><text:p text:style-name="P38"><text:span text:style-name="_5f_variables"><text:span text:style-name="T26"><text:tab/></text:span></text:span><text:span text:style-name="_5f_variables"><text:span text:style-name="T26"><draw:frame draw:style-name="fr4" draw:name="Objet5" text:anchor-type="as-char" svg:width="0.568cm" svg:height="0.9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variables"><text:span text:style-name="T26"><text:tab/></text:span></text:span><text:span text:style-name="_5f_variables"><text:span text:style-name="T27">=</text:span></text:span><text:span text:style-name="T31"><draw:frame draw:style-name="fr4" draw:name="Objet8" text:anchor-type="as-char" svg:width="0.744cm" svg:height="0.873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<text:p text:style-name="P33"><text:span text:style-name="T9">É</text:span><text:span text:style-name="T44">tape n°4 : </text:span><text:span text:style-name="T9">C</text:span><text:span text:style-name="T44">onclusion</text:span></text:p><text:p text:style-name="P6"><text:span text:style-name="_5f_variables"><text:span text:style-name="T10">L</text:span></text:span><text:span text:style-name="_5f_variables"><text:span text:style-name="T43">e nombre cherché est donc </text:span></text:span><text:span text:style-name="_5f_variables"><text:span text:style-name="T43"><draw:frame draw:style-name="fr4" draw:name="Objet70" text:anchor-type="as-char" svg:width="0.651cm" svg:height="0.873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variables"><text:span text:style-name="T43">.</text:span></text:span></text:p></text:section></draw:text-box></draw:frame></text:p>
      <text:list xml:id="list301863321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7" text:outline-level="1"><text:span text:style-name="_5f_BVS"><text:span text:style-name="T45"> </text:span></text:span><text:span text:style-name="_5f_BVS"><text:span text:style-name="T37">Sept nains veulent chacun offrir </text:span></text:span><text:span text:style-name="_5f_BVS"><text:span text:style-name="T19">48</text:span></text:span><text:span text:style-name="_5f_BVS"><text:span text:style-name="T37"> roses à Blanche-Neige pour son anniversaire. Mais l’un d’entre eux, Atchoum, tombe malade et ne peut </text:span></text:span><text:span text:style-name="_5f_BVS"><text:span text:style-name="T38">pas cueillir les fleurs. Combien chacun de ses six camarades devra-t-il cueillir de roses pour que Blanche-Neige reçoive le nombre de roses prévues ?</text:span></text:span></text:h>
                    </text:list-item>
                  </text:list>
                </text:list-item>
              </text:list>
              <text:p text:style-name="P56"><text:span text:style-name="_5f_pointillés_20_gris"><text:span text:style-name="T12"><text:tab/></text:span></text:span></text:p>
              <text:p text:style-name="P56"><text:span text:style-name="_5f_pointillés_20_gris"><text:span text:style-name="T12"><text:tab/></text:span></text:span></text:p>
              <text:p text:style-name="P56"><text:span text:style-name="_5f_pointillés_20_gris"><text:span text:style-name="T12"><text:tab/></text:span></text:span></text:p>
              <text:p text:style-name="P56"><text:span text:style-name="_5f_pointillés_20_gris"><text:span text:style-name="T12"><text:tab/></text:span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70728513309462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8" text:outline-level="1"><text:span text:style-name="Bold_5f_niv1"><text:span text:style-name="T39"> </text:span></text:span><text:span text:style-name="Bold_5f_niv1">Équilibre</text:span></text:h>
                    </text:list-item>
                  </text:list>
                </text:list-item>
              </text:list>
            </text:list-item>
          </text:list>
          <text:p text:style-name="P73"><draw:g text:anchor-type="as-char" draw:z-index="36" draw:style-name="gr1"><draw:g draw:style-name="gr2"><draw:line draw:style-name="gr3" draw:text-style-name="P103" svg:x1="0cm" svg:y1="1.382cm" svg:x2="3.2cm" svg:y2="1.382cm"><text:p/></draw:line><draw:line draw:style-name="gr3" draw:text-style-name="P103" svg:x1="0cm" svg:y1="0.842cm" svg:x2="0cm" svg:y2="1.382cm"><text:p/></draw:line><draw:line draw:style-name="gr3" draw:text-style-name="P103" svg:x1="3.2cm" svg:y1="0.842cm" svg:x2="3.2cm" svg:y2="1.382cm"><text:p/></draw:line></draw:g><draw:g draw:style-name="gr2"><draw:line draw:style-name="gr3" draw:text-style-name="P103" svg:x1="4.5cm" svg:y1="1.386cm" svg:x2="7.7cm" svg:y2="1.386cm"><text:p/></draw:line><draw:line draw:style-name="gr3" draw:text-style-name="P103" svg:x1="4.5cm" svg:y1="0.85cm" svg:x2="4.5cm" svg:y2="1.386cm"><text:p/></draw:line><draw:line draw:style-name="gr3" draw:text-style-name="P103" svg:x1="7.7cm" svg:y1="0.85cm" svg:x2="7.7cm" svg:y2="1.386cm"><text:p/></draw:line></draw:g><draw:line draw:style-name="gr3" draw:text-style-name="P103" svg:x1="1.6cm" svg:y1="1.363cm" svg:x2="1.6cm" svg:y2="1.863cm"><text:p/></draw:line><draw:line draw:style-name="gr3" draw:text-style-name="P103" svg:x1="6.1cm" svg:y1="1.363cm" svg:x2="6.1cm" svg:y2="1.863cm"><text:p/></draw:line><draw:line draw:style-name="gr3" draw:text-style-name="P103" svg:x1="1.6cm" svg:y1="1.864cm" svg:x2="6.1cm" svg:y2="1.864cm"><text:p/></draw:line><draw:line draw:style-name="gr4" draw:text-style-name="P103" svg:x1="3.9cm" svg:y1="1.863cm" svg:x2="3.9cm" svg:y2="0.363cm"><text:p/></draw:line><draw:frame draw:name="DescriptionOOoTep" draw:style-name="gr5" draw:text-style-name="P105" svg:width="1.5cm" svg:height="0.664cm" svg:x="1.6cm" svg:y="0.7cm"><draw:text-box><text:p text:style-name="P104"><text:span text:style-name="T76">70 g</text:span></text:p></draw:text-box></draw:frame><draw:frame draw:name="DescriptionOOoTep" draw:style-name="gr6" draw:text-style-name="P105" svg:width="1.601cm" svg:height="0.712cm" svg:x="4.607cm" svg:y="0.676cm"><draw:text-box><text:p text:style-name="P104"><text:span text:style-name="T76">200g</text:span></text:p></draw:text-box></draw:frame><draw:custom-shape draw:style-name="gr7" draw:text-style-name="P106" svg:width="0.375cm" svg:height="1.126cm" svg:x="0.1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06" svg:width="0.375cm" svg:height="1.126cm" svg:x="0.6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06" svg:width="0.376cm" svg:height="1.126cm" svg:x="1.1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06" svg:width="0.376cm" svg:height="1.126cm" svg:x="6.401cm" svg:y="0.236cm"><text:p/><draw:enhanced-geometry svg:viewBox="0 0 21600 21600" draw:mirror-horizontal="false" draw:mirror-vertical="false" draw:type="rectangle" draw:enhanced-path="M 0 0 L 21600 0 21600 21600 0 21600 0 0 Z N"/></draw:custom-shape><draw:frame draw:name="DescriptionOOoTep" draw:style-name="gr5" draw:text-style-name="P105" svg:width="1.4cm" svg:height="0.664cm" svg:x="4.701cm" svg:y="0cm"><draw:text-box><text:p text:style-name="P104"><text:span text:style-name="T76">50g</text:span></text:p></draw:text-box></draw:frame></draw:g></text:p>
        </text:list-item>
      </text:list>
      <text:list xml:id="list2813953311" text:style-name="liste_5f_abc">
        <text:list-item>
          <text:list>
            <text:list-item text:start-value="1">
              <text:p text:style-name="P74">La balance est en équilibre. Écris une équation exprimant cette situation.</text:p>
            </text:list-item>
          </text:list>
        </text:list-item>
      </text:list>
      <text:list xml:id="list170729216216329" text:continue-list="list170728513309462" text:style-name="Num_5f_Exo">
        <text:list-item>
          <text:list>
            <text:list-header>
              <text:p text:style-name="P58"><text:span text:style-name="_5f_pointillés_20_gris"><text:span text:style-name="T12"><text:tab/></text:span></text:span></text:p>
            </text:list-header>
          </text:list>
        </text:list-item>
      </text:list>
      <text:list xml:id="list170727314044355" text:continue-list="list2813953311" text:style-name="liste_5f_abc">
        <text:list-item>
          <text:list>
            <text:list-item>
              <text:p text:style-name="P76"><text:span text:style-name="corps"><text:span text:style-name="T42">Combien pèse un petit tube ?</text:span></text:span></text:p>
            </text:list-item>
          </text:list>
        </text:list-item>
      </text:list>
      <text:list xml:id="list170729115582957" text:continue-list="list170729216216329" text:style-name="Num_5f_Exo">
        <text:list-item>
          <text:list>
            <text:list-header>
              <text:p text:style-name="P59"><text:span text:style-name="_5f_pointillés_20_gris"><text:span text:style-name="T12"><text:tab/></text:span></text:span></text:p>
            </text:list-header>
          </text:list>
        </text:list-item>
        <text:list-item>
          <text:h text:style-name="P49" text:outline-level="1"><text:span text:style-name="_5f_pointillés_20_gris"><text:span text:style-name="T15"> La somme des nombres aux sommets du quadrilatère en gras et de celui en pointillés est égale à 13. Détermine la valeur de </text:span></text:span><text:span text:style-name="_5f_pointillés_20_gris"><text:span text:style-name="T20">x</text:span></text:span><text:span text:style-name="_5f_pointillés_20_gris"><text:span text:style-name="T15"> et celle de </text:span></text:span><text:span text:style-name="_5f_pointillés_20_gris"><text:span text:style-name="T29">y</text:span></text:span><text:span text:style-name="_5f_pointillés_20_gris"><text:span text:style-name="T15">.</text:span></text:span></text:h>
        </text:list-item>
      </text:list>
      <text:list xml:id="list329561515" text:style-name="_5f_Numérotation_20_des_20_exercices_20_livrets">
        <text:list-header>
          <text:p text:style-name="P77"><text:span text:style-name="_5f_pointillés_20_gris"><text:span text:style-name="T15"><draw:g text:anchor-type="as-char" draw:z-index="23" draw:style-name="gr1"><draw:custom-shape draw:style-name="gr16" draw:text-style-name="P117" svg:width="1.333cm" svg:height="1.001cm" svg:x="1.46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17" svg:width="1.333cm" svg:height="1.001cm" svg:x="1.468cm" svg:y="3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7" svg:width="1.334cm" svg:height="1.001cm" svg:x="0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7" svg:width="1.334cm" svg:height="1.001cm" svg:x="2.799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03" svg:x1="2.671cm" svg:y1="0.778cm" svg:x2="3.306cm" svg:y2="1.804cm"><text:p/></draw:line><draw:line draw:style-name="gr18" draw:text-style-name="P103" svg:x1="1.625cm" svg:y1="0.84cm" svg:x2="0.969cm" svg:y2="1.845cm"><text:p/></draw:line><draw:line draw:style-name="gr18" draw:text-style-name="P103" svg:x1="0.948cm" svg:y1="2.768cm" svg:x2="1.727cm" svg:y2="3.896cm"><text:p/></draw:line><draw:line draw:style-name="gr18" draw:text-style-name="P103" svg:x1="2.569cm" svg:y1="3.917cm" svg:x2="3.246cm" svg:y2="2.768cm"><text:p/></draw:line><draw:custom-shape draw:style-name="gr17" draw:text-style-name="P117" svg:width="1.334cm" svg:height="1.001cm" svg:x="4.33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7" svg:width="1.334cm" svg:height="1.001cm" svg:x="4.334cm" svg:y="3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7" svg:width="1.334cm" svg:height="1.001cm" svg:x="5.667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103" svg:x1="5.538cm" svg:y1="0.778cm" svg:x2="6.173cm" svg:y2="1.804cm"><text:p/></draw:line><draw:line draw:style-name="gr19" draw:text-style-name="P103" svg:x1="4.491cm" svg:y1="0.84cm" svg:x2="3.835cm" svg:y2="1.845cm"><text:p/></draw:line><draw:line draw:style-name="gr19" draw:text-style-name="P103" svg:x1="3.815cm" svg:y1="2.768cm" svg:x2="4.594cm" svg:y2="3.896cm"><text:p/></draw:line><draw:line draw:style-name="gr19" draw:text-style-name="P103" svg:x1="5.435cm" svg:y1="3.914cm" svg:x2="6.132cm" svg:y2="2.745cm"><text:p/></draw:line><draw:frame draw:name="DescriptionOOoTep" draw:style-name="gr20" draw:text-style-name="P118" svg:width="0.533cm" svg:height="0.754cm" svg:x="1.812cm" svg:y="0.125cm"><draw:text-box><text:p text:style-name="P114"><text:span text:style-name="T82">x</text:span></text:p></draw:text-box></draw:frame><draw:frame draw:name="DescriptionOOoTep" draw:style-name="gr21" draw:text-style-name="P119" svg:width="0.576cm" svg:height="0.664cm" svg:x="3.119cm" svg:y="1.976cm"><draw:text-box><text:p text:style-name="P114"><text:span text:style-name="T76">5</text:span></text:p></draw:text-box></draw:frame><draw:frame draw:name="DescriptionOOoTep" draw:style-name="gr22" draw:text-style-name="P119" svg:width="0.985cm" svg:height="0.447cm" svg:x="5.824cm" svg:y="2.074cm"><draw:text-box><text:p text:style-name="P114"><text:span text:style-name="T76"><text:s/></text:span><text:span text:style-name="T83">− </text:span><text:span text:style-name="T76">3</text:span></text:p></draw:text-box></draw:frame><draw:frame draw:name="DescriptionOOoTep" draw:style-name="gr23" draw:text-style-name="P119" svg:width="0.228cm" svg:height="0.414cm" svg:x="4.89cm" svg:y="4.066cm"><draw:text-box><text:p text:style-name="P114"><text:span text:style-name="T76">4</text:span></text:p></draw:text-box></draw:frame><draw:frame draw:name="DescriptionOOoTep" draw:style-name="gr24" draw:text-style-name="P119" svg:width="0.685cm" svg:height="0.447cm" svg:x="0.429cm" svg:y="2.055cm"><draw:text-box><text:p text:style-name="P114"><text:span text:style-name="T83">− </text:span><text:span text:style-name="T76">4</text:span></text:p></draw:text-box></draw:frame><draw:frame draw:name="DescriptionOOoTep" draw:style-name="gr25" draw:text-style-name="P118" svg:width="0.719cm" svg:height="0.503cm" svg:x="4.763cm" svg:y="0.226cm"><draw:text-box><text:p text:style-name="P114"><text:span text:style-name="T76">2</text:span><text:span text:style-name="T82">x</text:span></text:p></draw:text-box></draw:frame><draw:frame draw:name="DescriptionOOoTep" draw:style-name="gr25" draw:text-style-name="P118" svg:width="0.719cm" svg:height="0.503cm" svg:x="1.889cm" svg:y="4.001cm"><draw:text-box><text:p text:style-name="P114"><text:span text:style-name="T76">2</text:span><text:span text:style-name="T82">y</text:span></text:p></draw:text-box></draw:frame></draw:g></text:span></text:span></text:p>
          <text:list>
            <text:list-header>
              <text:p text:style-name="P64"><text:span text:style-name="_5f_pointillés_20_gris"><text:span text:style-name="T12"><text:tab/></text:span></text:span></text:p>
              <text:p text:style-name="P57"><text:span text:style-name="_5f_pointillés_20_gris"><text:span text:style-name="T12"><text:tab/></text:span></text:span></text:p>
              <text:p text:style-name="P57"><text:span text:style-name="_5f_pointillés_20_gris"><text:span text:style-name="T12"><text:tab/></text:span></text:span></text:p>
              <text:p text:style-name="P57"><text:span text:style-name="_5f_pointillés_20_gris"><text:span text:style-name="T12"><text:tab/></text:span></text:span></text:p>
              <text:p text:style-name="P57"><text:span text:style-name="_5f_pointillés_20_gris"><text:span text:style-name="T12"><text:tab/></text:span></text:span></text:p>
              <text:p text:style-name="P57"><text:span text:style-name="_5f_pointillés_20_gris"><text:span text:style-name="T12"><text:tab/></text:span></text:span></text:p>
            </text:list-header>
          </text:list>
        </text:list-header>
      </text:list>
      <text:list xml:id="list170728286553558" text:continue-list="list170729115582957" text:style-name="Num_5f_Exo">
        <text:list-item>
          <text:h text:style-name="P51" text:outline-level="1"> Martin a 30 ans de plus que son fils. Dans cinq ans, Martin aura le double de l’âge de son fils. Quel âge a Martin ? Quel est l’âge de son fils ?</text:h>
        </text:list-item>
      </text:list>
      <text:list xml:id="list170727488847747" text:continue-list="list170727314044355" text:style-name="liste_5f_abc">
        <text:list-item text:start-value="1">
          <text:p text:style-name="P78"><text:span text:style-name="T73">Choisis pour </text:span><text:span text:style-name="_5f_variable"><text:span text:style-name="T6">x</text:span></text:span><text:span text:style-name="T73"> l’inconnue de ton choix et complète le tableau suivant avec des âges exprimés en fonction de </text:span><text:span text:style-name="_5f_variable"><text:span text:style-name="T6">x</text:span></text:span><text:span text:style-name="T73">.</text:span></text:p>
        </text:list-item>
      </text:list>
      <text:list xml:id="list170727247090064" text:continue-list="list329561515" text:style-name="_5f_Numérotation_20_des_20_exercices_20_livrets">
        <text:list-item>
          <text:list>
            <text:list-header>
              <text:p text:style-name="P93"><text:span text:style-name="_5f_variable"><text:span text:style-name="T4">x</text:span></text:span> désigne : <text:span text:style-name="_5f_pointillés_20_gris"><text:span text:style-name="T11"><text:tab/></text:span></text:span></text:p>
            </text:list-header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7"/>
          </table:table-cell>
          <table:table-cell table:style-name="Tableau5.B1" office:value-type="string">
            <text:p text:style-name="P28">Martin</text:p>
          </table:table-cell>
          <table:table-cell table:style-name="Tableau5.C1" office:value-type="string">
            <text:p text:style-name="P28">Fils de Martin</text:p>
          </table:table-cell>
        </table:table-row>
        <table:table-row table:style-name="Tableau5.1">
          <table:table-cell table:style-name="Tableau5.A2" office:value-type="string">
            <text:p text:style-name="P29">Âge actuel</text:p>
          </table:table-cell>
          <table:table-cell table:style-name="Tableau5.B3" office:value-type="string">
            <text:p text:style-name="P31"><text:span text:style-name="_5f_pointillés_20_gris"><text:span text:style-name="T46"/></text:span></text:p>
          </table:table-cell>
          <table:table-cell table:style-name="Tableau5.C2" office:value-type="string">
            <text:p text:style-name="P31"><text:span text:style-name="_5f_pointillés_20_gris"><text:span text:style-name="T46"/></text:span></text:p>
          </table:table-cell>
        </table:table-row>
        <table:table-row table:style-name="Tableau5.1">
          <table:table-cell table:style-name="Tableau5.A2" office:value-type="string">
            <text:p text:style-name="P29">Âge dans cinq ans</text:p>
          </table:table-cell>
          <table:table-cell table:style-name="Tableau5.B3" office:value-type="string">
            <text:p text:style-name="P31"><text:span text:style-name="_5f_pointillés_20_gris"><text:span text:style-name="T46"/></text:span></text:p>
          </table:table-cell>
          <table:table-cell table:style-name="Tableau5.C3" office:value-type="string">
            <text:p text:style-name="P31"><text:span text:style-name="_5f_pointillés_20_gris"><text:span text:style-name="T46"/></text:span></text:p>
          </table:table-cell>
        </table:table-row>
      </table:table>
      <text:list xml:id="list170728484019698" text:continue-list="list170727488847747" text:style-name="liste_5f_abc">
        <text:list-item>
          <text:p text:style-name="P82">Écris l’équation qui traduit le texte, résous-la, vérifie et conclus.</text:p>
          <text:list>
            <text:list-header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  <text:p text:style-name="P60"><text:span text:style-name="_5f_pointillés_20_gris"><text:span text:style-name="T12"><text:tab/></text:span></text:span></text:p>
            </text:list-header>
          </text:list>
        </text:list-item>
      </text:list>
      <text:list xml:id="list170727580140047" text:continue-list="list170728286553558" text:style-name="Num_5f_Exo">
        <text:list-item>
          <text:h text:style-name="P50" text:outline-level="1"><text:soft-page-break/><text:span text:style-name="Bold_5f_niv2"><text:span text:style-name="T39"> </text:span></text:span><text:span text:style-name="Bold_5f_niv2">Périmètres</text:span></text:h>
        </text:list-item>
      </text:list>
      <text:list xml:id="list170727685237840" text:continue-list="list170727247090064" text:style-name="_5f_Numérotation_20_des_20_exercices_20_livrets">
        <text:list-header>
          <text:p text:style-name="P68"><draw:g text:anchor-type="as-char" draw:z-index="24" draw:style-name="gr1"><draw:g draw:style-name="gr2"><draw:line draw:style-name="gr12" draw:text-style-name="P103" svg:x1="0cm" svg:y1="0.635cm" svg:x2="0.151cm" svg:y2="0.786cm"><text:p/></draw:line><draw:line draw:style-name="gr12" draw:text-style-name="P103" svg:x1="0cm" svg:y1="0.786cm" svg:x2="0.151cm" svg:y2="0.635cm"><text:p/></draw:line></draw:g><draw:g draw:style-name="gr2"><draw:line draw:style-name="gr12" draw:text-style-name="P103" svg:x1="1.059cm" svg:y1="0.635cm" svg:x2="1.21cm" svg:y2="0.786cm"><text:p/></draw:line><draw:line draw:style-name="gr12" draw:text-style-name="P103" svg:x1="1.059cm" svg:y1="0.786cm" svg:x2="1.21cm" svg:y2="0.635cm"><text:p/></draw:line></draw:g><draw:line draw:style-name="gr12" draw:text-style-name="P103" svg:x1="0.076cm" svg:y1="0.711cm" svg:x2="1.135cm" svg:y2="0.711cm"><text:p/></draw:line><draw:line draw:style-name="gr12" draw:text-style-name="P103" svg:x1="0.593cm" svg:y1="0.777cm" svg:x2="0.517cm" svg:y2="0.645cm"><text:p/></draw:line><draw:line draw:style-name="gr12" draw:text-style-name="P103" svg:x1="0.643cm" svg:y1="0.777cm" svg:x2="0.567cm" svg:y2="0.645cm"><text:p/></draw:line><draw:g draw:style-name="gr2"><draw:line draw:style-name="gr12" draw:text-style-name="P103" svg:x1="2.118cm" svg:y1="0.635cm" svg:x2="2.269cm" svg:y2="0.786cm"><text:p/></draw:line><draw:line draw:style-name="gr12" draw:text-style-name="P103" svg:x1="2.118cm" svg:y1="0.786cm" svg:x2="2.269cm" svg:y2="0.635cm"><text:p/></draw:line></draw:g><draw:g draw:style-name="gr2"><draw:line draw:style-name="gr12" draw:text-style-name="P103" svg:x1="3.176cm" svg:y1="0.635cm" svg:x2="3.327cm" svg:y2="0.786cm"><text:p/></draw:line><draw:line draw:style-name="gr12" draw:text-style-name="P103" svg:x1="3.176cm" svg:y1="0.786cm" svg:x2="3.327cm" svg:y2="0.635cm"><text:p/></draw:line></draw:g><draw:g draw:style-name="gr2"><draw:line draw:style-name="gr12" draw:text-style-name="P103" svg:x1="0cm" svg:y1="1.692cm" svg:x2="0.151cm" svg:y2="1.843cm"><text:p/></draw:line><draw:line draw:style-name="gr12" draw:text-style-name="P103" svg:x1="0cm" svg:y1="1.843cm" svg:x2="0.151cm" svg:y2="1.692cm"><text:p/></draw:line></draw:g><draw:g draw:style-name="gr2"><draw:line draw:style-name="gr12" draw:text-style-name="P103" svg:x1="0cm" svg:y1="3.706cm" svg:x2="0.151cm" svg:y2="3.857cm"><text:p/></draw:line><draw:line draw:style-name="gr12" draw:text-style-name="P103" svg:x1="0cm" svg:y1="3.857cm" svg:x2="0.151cm" svg:y2="3.706cm"><text:p/></draw:line></draw:g><draw:line draw:style-name="gr12" draw:text-style-name="P103" svg:x1="1.134cm" svg:y1="0.711cm" svg:x2="2.193cm" svg:y2="0.711cm"><text:p/></draw:line><draw:line draw:style-name="gr12" draw:text-style-name="P103" svg:x1="1.651cm" svg:y1="0.777cm" svg:x2="1.575cm" svg:y2="0.645cm"><text:p/></draw:line><draw:line draw:style-name="gr12" draw:text-style-name="P103" svg:x1="1.702cm" svg:y1="0.777cm" svg:x2="1.626cm" svg:y2="0.645cm"><text:p/></draw:line><draw:line draw:style-name="gr12" draw:text-style-name="P103" svg:x1="2.193cm" svg:y1="0.711cm" svg:x2="3.252cm" svg:y2="0.711cm"><text:p/></draw:line><draw:line draw:style-name="gr12" draw:text-style-name="P103" svg:x1="2.71cm" svg:y1="0.777cm" svg:x2="2.634cm" svg:y2="0.645cm"><text:p/></draw:line><draw:line draw:style-name="gr12" draw:text-style-name="P103" svg:x1="2.761cm" svg:y1="0.777cm" svg:x2="2.685cm" svg:y2="0.645cm"><text:p/></draw:line><draw:g draw:style-name="gr2"><draw:line draw:style-name="gr12" draw:text-style-name="P103" svg:x1="5.188cm" svg:y1="0.635cm" svg:x2="5.339cm" svg:y2="0.786cm"><text:p/></draw:line><draw:line draw:style-name="gr12" draw:text-style-name="P103" svg:x1="5.188cm" svg:y1="0.786cm" svg:x2="5.339cm" svg:y2="0.635cm"><text:p/></draw:line></draw:g><draw:g draw:style-name="gr2"><draw:line draw:style-name="gr12" draw:text-style-name="P103" svg:x1="5.188cm" svg:y1="3.706cm" svg:x2="5.339cm" svg:y2="3.857cm"><text:p/></draw:line><draw:line draw:style-name="gr12" draw:text-style-name="P103" svg:x1="5.188cm" svg:y1="3.857cm" svg:x2="5.339cm" svg:y2="3.706cm"><text:p/></draw:line></draw:g><draw:line draw:style-name="gr12" draw:text-style-name="P103" svg:x1="0.076cm" svg:y1="0.711cm" svg:x2="0.076cm" svg:y2="1.77cm"><text:p/></draw:line><draw:line draw:style-name="gr12" draw:text-style-name="P103" svg:x1="0.01cm" svg:y1="1.228cm" svg:x2="0.142cm" svg:y2="1.152cm"><text:p/></draw:line><draw:line draw:style-name="gr12" draw:text-style-name="P103" svg:x1="0.01cm" svg:y1="1.274cm" svg:x2="0.142cm" svg:y2="1.198cm"><text:p/></draw:line><draw:line draw:style-name="gr12" draw:text-style-name="P103" svg:x1="0.076cm" svg:y1="1.77cm" svg:x2="0.076cm" svg:y2="3.782cm"><text:p/></draw:line><draw:line draw:style-name="gr12" draw:text-style-name="P103" svg:x1="0.01cm" svg:y1="2.738cm" svg:x2="0.142cm" svg:y2="2.814cm"><text:p/></draw:line><draw:line draw:style-name="gr12" draw:text-style-name="P103" svg:x1="0.076cm" svg:y1="3.781cm" svg:x2="5.264cm" svg:y2="3.781cm"><text:p/></draw:line><draw:line draw:style-name="gr12" draw:text-style-name="P103" svg:x1="5.264cm" svg:y1="3.781cm" svg:x2="5.264cm" svg:y2="0.711cm"><text:p/></draw:line><draw:line draw:style-name="gr12" draw:text-style-name="P103" svg:x1="3.252cm" svg:y1="0.711cm" svg:x2="5.264cm" svg:y2="0.711cm"><text:p/></draw:line><draw:line draw:style-name="gr12" draw:text-style-name="P103" svg:x1="4.22cm" svg:y1="0.777cm" svg:x2="4.296cm" svg:y2="0.645cm"><text:p/></draw:line><draw:frame draw:name="DescriptionOOoTep" draw:style-name="gr13" draw:text-style-name="P115" svg:width="1.177cm" svg:height="0.664cm" svg:x="3.743cm" svg:y="0cm"><draw:text-box><text:p text:style-name="P114"><text:span text:style-name="T80">3,6 </text:span></text:p></draw:text-box></draw:frame><draw:frame draw:name="DescriptionOOoTep" draw:style-name="gr14" draw:text-style-name="P115" svg:width="0.8cm" svg:height="0.754cm" svg:x="0.494cm" svg:y="0cm"><draw:text-box><text:p text:style-name="P114"><text:span text:style-name="T81">x </text:span></text:p></draw:text-box></draw:frame><draw:frame draw:name="DescriptionOOoTep" draw:style-name="gr15" draw:text-style-name="P116" svg:width="0.003cm" svg:height="0.003cm" svg:x="0cm" svg:y="0.635cm"><draw:text-box><text:p/></draw:text-box><svg:desc>@options;

@figure;
  A = point( -6.9 , 2.06 )  { sansnom };
  B = point( -5.5 , 2.06 )  { sansnom };
  sAB = segment( A , B )  { // };
  C = symetrique( A , B )  { sansnom };
  D = symetrique( B , C )  { sansnom };
  ceAB = cercle( A , B )  { i };
  perpAsAB = perpendiculaire( A , sAB )  { i };
  E1 = intersection( perpAsAB , ceAB , 1 )  { i };
  E = intersection( perpAsAB , ceAB , 2 )  { sansnom };
  P = pointsur( perpAsAB , -4.06 )  { sansnom };
  perpPperpAsAB = perpendiculaire( P , perpAsAB )  { i };
  sBC = segment( B , C )  { // };
  sCD = segment( C , D )  { // };
  demiAB = demidroite( A , B )  { i };
  var rayDEP = EP { 2.66 };
  cerayDEP = cerclerayon( D , rayDEP )  { i };
  Q = intersection( demiAB , cerayDEP , 1 )  { sansnom };
  perpQdemiAB = perpendiculaire( Q , demiAB )  { i };
  F = intersection( perpQdemiAB , perpPperpAsAB )  { sansnom };
  sAE = segment( A , E )  { // };
  sEP = segment( E , P )  { \ };
  sPF = segment( P , F );
  sFQ = segment( F , Q );
  sDQ = segment( D , Q )  { \ };
  texte1 = texte( -2 , 3 ,"3,6")  { noir , dec2 };
  texte11 = texte( -6.3 , 3 ,"x")  { noir , dec2 };

</svg:desc></draw:frame></draw:g></text:p>
          <text:p text:style-name="P72">Les mesures sont données en centimètres.</text:p>
        </text:list-header>
      </text:list>
      <text:list xml:id="list170728663830702" text:continue-list="list170728484019698" text:style-name="liste_5f_abc">
        <text:list-item text:start-value="1">
          <text:p text:style-name="P83"><text:span text:style-name="T71">Exprime le périmètre du rectang</text:span><text:span text:style-name="T30">l</text:span><text:span text:style-name="T71">e en fonction de </text:span><text:span text:style-name="T48">x</text:span><text:span text:style-name="T71">.</text:span></text:p>
        </text:list-item>
      </text:list>
      <text:list xml:id="list170729177729350" text:continue-list="list170727685237840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7802380354" text:continue-list="list170728663830702" text:style-name="liste_5f_abc">
        <text:list-item>
          <text:p text:style-name="P84">Détermine <text:span text:style-name="T47">x</text:span> pour que le périmètre du rectangle soit de 27,2 cm.</text:p>
        </text:list-item>
      </text:list>
      <text:list xml:id="list170728761100600" text:continue-list="list170729177729350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9041648665" text:continue-list="list170727580140047" text:style-name="Num_5f_Exo">
        <text:list-item>
          <text:h text:style-name="P52" text:outline-level="1"> <text:span text:style-name="Bold_5f_niv2">Programme de calcul</text:span></text:h>
        </text:list-item>
      </text:list>
      <text:list xml:id="list2047062155" text:style-name="List_20_1">
        <text:list-item>
          <text:p text:style-name="P102">Choisis un nombre.</text:p>
        </text:list-item>
        <text:list-item>
          <text:p text:style-name="P102">Retire-lui 5.</text:p>
        </text:list-item>
        <text:list-item>
          <text:p text:style-name="P102">Multiplie le résultat par 3.</text:p>
        </text:list-item>
      </text:list>
      <text:list xml:id="list170727447373768" text:continue-list="list170727802380354" text:style-name="liste_5f_abc">
        <text:list-item text:start-value="1">
          <text:p text:style-name="P86">Quel est le résultat si on choisit 20 ?</text:p>
          <text:list>
            <text:list-header>
              <text:p text:style-name="P60"><text:span text:style-name="_5f_pointillés_20_gris"><text:span text:style-name="T11"><text:tab/></text:span></text:span></text:p>
            </text:list-header>
          </text:list>
        </text:list-item>
        <text:list-item>
          <text:p text:style-name="P65"><text:span text:style-name="_5f_BVS"><text:span text:style-name="T13">Quelle expression obtiens-tu si </text:span></text:span><text:span text:style-name="_5f_BVS"><text:span text:style-name="T22">t</text:span></text:span><text:span text:style-name="_5f_BVS"><text:span text:style-name="T23">u</text:span></text:span><text:span text:style-name="_5f_BVS"><text:span text:style-name="T13"> choisi</text:span></text:span><text:span text:style-name="_5f_BVS"><text:span text:style-name="T22">s</text:span></text:span><text:span text:style-name="_5f_BVS"><text:span text:style-name="T13"> </text:span></text:span><text:span text:style-name="_5f_variables"><text:span text:style-name="T13">x</text:span></text:span><text:span text:style-name="_5f_BVS"><text:span text:style-name="T13"> ?</text:span></text:span></text:p>
          <text:list>
            <text:list-header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</text:list-header>
          </text:list>
        </text:list-item>
        <text:list-item>
          <text:p text:style-name="P83">Quel nombre faut-il choisir pour obtenir 0 ?</text:p>
          <text:list>
            <text:list-header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</text:list-header>
          </text:list>
        </text:list-item>
        <text:list-item>
          <text:p text:style-name="P83">Quel nombre faut-il choisir pour obtenir 8,1 ?</text:p>
          <text:list>
            <text:list-header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</text:list-header>
          </text:list>
        </text:list-item>
        <text:list-item>
          <text:p text:style-name="P83">Quel nombre faut-il choisir pour obtenir<text:span text:style-name="T36"> </text:span><text:span text:style-name="T40">−</text:span><text:span text:style-name="T36">10 </text:span>?</text:p>
          <text:list>
            <text:list-header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</text:list-header>
          </text:list>
        </text:list-item>
      </text:list>
      <text:list xml:id="list170727283259013" text:continue-list="list170729041648665" text:style-name="Num_5f_Exo">
        <text:list-item>
          <text:h text:style-name="P46" text:outline-level="1"> Medhi a inscrit un nombre sur sa calculatrice puis a tapé la suite de touches suivante :</text:h>
        </text:list-item>
      </text:list>
      <text:list xml:id="list170729067355397" text:continue-list="list170728761100600" text:style-name="_5f_Numérotation_20_des_20_exercices_20_livrets">
        <text:list-header>
          <text:p text:style-name="P70"><draw:frame text:anchor-type="as-char" draw:z-index="25" draw:name="DescriptionOOoTep" draw:style-name="gr10" draw:text-style-name="P111" svg:width="0.6cm" svg:height="0.452cm"><draw:text-box><text:p text:style-name="P109"><text:span text:style-name="T79">×</text:span></text:p></draw:text-box></draw:frame><text:s text:c="4"/><draw:frame text:anchor-type="as-char" draw:z-index="26" draw:name="DescriptionOOoTep" draw:style-name="gr9" draw:text-style-name="P110" svg:width="0.6cm" svg:height="0.451cm"><draw:text-box><text:p text:style-name="P109"><text:span text:style-name="T78">4</text:span></text:p></draw:text-box></draw:frame><text:s text:c="5"/><draw:frame text:anchor-type="as-char" draw:z-index="27" draw:name="DescriptionOOoTep" draw:style-name="gr11" draw:text-style-name="P113" svg:width="0.6cm" svg:height="0.435cm"><draw:text-box><text:p text:style-name="P112"><text:span text:style-name="T77">−</text:span></text:p></draw:text-box></draw:frame><text:s text:c="5"/><draw:frame text:anchor-type="as-char" draw:z-index="28" draw:name="DescriptionOOoTep" draw:style-name="gr9" draw:text-style-name="P110" svg:width="0.6cm" svg:height="0.451cm"><draw:text-box><text:p text:style-name="P109"><text:span text:style-name="T78">7</text:span></text:p></draw:text-box></draw:frame><text:s text:c="4"/><draw:frame text:anchor-type="as-char" draw:z-index="29" draw:name="DescriptionOOoTep" draw:style-name="gr8" draw:text-style-name="P108" svg:width="0.6cm" svg:height="0.452cm"><draw:text-box><text:p text:style-name="P107"><text:span text:style-name="T77">=</text:span></text:p></draw:text-box></draw:frame></text:p>
          <text:p text:style-name="P71">Sarah a écrit le même nombre que Medhi mais a tapé les touches suivantes :</text:p>
          <text:p text:style-name="P70"><draw:frame text:anchor-type="as-char" draw:z-index="30" draw:name="DescriptionOOoTep" draw:style-name="gr10" draw:text-style-name="P108" svg:width="0.6cm" svg:height="0.452cm"><draw:text-box><text:p text:style-name="P107"><text:span text:style-name="T77"></text:span></text:p></draw:text-box></draw:frame><text:s text:c="4"/><draw:frame text:anchor-type="as-char" draw:z-index="31" draw:name="DescriptionOOoTep" draw:style-name="gr9" draw:text-style-name="P110" svg:width="0.6cm" svg:height="0.451cm"><draw:text-box><text:p text:style-name="P109"><text:span text:style-name="T78">3</text:span></text:p></draw:text-box></draw:frame><text:s text:c="5"/><draw:frame text:anchor-type="as-char" draw:z-index="32" draw:name="DescriptionOOoTep" draw:style-name="gr8" draw:text-style-name="P108" svg:width="0.6cm" svg:height="0.452cm"><draw:text-box><text:p text:style-name="P107"><text:span text:style-name="T77">=</text:span></text:p></draw:text-box></draw:frame><text:s text:c="5"/><draw:frame text:anchor-type="as-char" draw:z-index="33" draw:name="DescriptionOOoTep" draw:style-name="gr8" draw:text-style-name="P111" svg:width="0.6cm" svg:height="0.452cm"><draw:text-box><text:p text:style-name="P109"><text:span text:style-name="T79">×</text:span></text:p></draw:text-box></draw:frame><text:s text:c="5"/><draw:frame text:anchor-type="as-char" draw:z-index="34" draw:name="DescriptionOOoTep" draw:style-name="gr9" draw:text-style-name="P110" svg:width="0.6cm" svg:height="0.451cm"><draw:text-box><text:p text:style-name="P109"><text:span text:style-name="T78">2</text:span></text:p></draw:text-box></draw:frame><text:s text:c="4"/><draw:frame text:anchor-type="as-char" draw:z-index="35" draw:name="DescriptionOOoTep" draw:style-name="gr8" draw:text-style-name="P108" svg:width="0.6cm" svg:height="0.452cm"><draw:text-box><text:p text:style-name="P107"><text:span text:style-name="T77">=</text:span></text:p></draw:text-box></draw:frame></text:p>
          <text:list text:style-name="_5f_Numérotation_20_des_20_exercices_20_livrets_20_bis" text:continue-numbering="true">
            <text:list-header>
              <text:p text:style-name="P79">Ils constatent qu’ils obtiennent le même résultat.<text:line-break/>Quel nombre ont-ils écrit sur leur calculatrice ?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</text:list-header>
          </text:list>
        </text:list-header>
      </text:list>
      <text:list xml:id="list170727635819922" text:continue-list="list170727283259013" text:style-name="Num_5f_Exo">
        <text:list-item>
          <text:h text:style-name="P53" text:outline-level="1"> Dans un sac de 250 billes rouges et noires, il y a 18 billes rouges de plus que de billes noires. <text:line-break/>Quel est le nombre de billes de chaque couleur ?</text:h>
        </text:list-item>
      </text:list>
      <text:list xml:id="list170727295180797" text:continue-list="list170729067355397" text:style-name="_5f_Numérotation_20_des_20_exercices_20_livrets">
        <text:list-header>
          <text:p text:style-name="P87">On désigne par <text:span text:style-name="T41">x</text:span> le nombre de billes noires.</text:p>
        </text:list-header>
      </text:list>
      <text:list xml:id="list170728466448914" text:continue-list="list170727447373768" text:style-name="liste_5f_abc">
        <text:list-item text:start-value="1">
          <text:p text:style-name="P80">Exprime le nombre de billes rouges en fonction de <text:span text:style-name="T41">x</text:span>.</text:p>
        </text:list-item>
      </text:list>
      <text:list xml:id="list170727409702411" text:continue-list="list170727295180797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9117461971" text:continue-list="list170728466448914" text:style-name="liste_5f_abc">
        <text:list-item>
          <text:p text:style-name="P84"><text:span text:style-name="T72">Exprime alors le nombre total de billes en fonction de </text:span><text:span text:style-name="_5f_variable"><text:span text:style-name="T5">x</text:span></text:span><text:span text:style-name="_5f_variable"><text:span text:style-name="T35">.</text:span></text:span></text:p>
        </text:list-item>
      </text:list>
      <text:list xml:id="list170728709712250" text:continue-list="list170727409702411" text:style-name="_5f_Numérotation_20_des_20_exercices_20_livrets_20_bis">
        <text:list-item>
          <text:list>
            <text:list-header>
              <text:p text:style-name="P63"><text:span text:style-name="_5f_pointillés_20_gris"><text:span text:style-name="T12"><text:tab/></text:span></text:span></text:p>
            </text:list-header>
          </text:list>
        </text:list-item>
      </text:list>
      <text:list xml:id="list170728847437958" text:continue-list="list170729117461971" text:style-name="liste_5f_abc">
        <text:list-item>
          <text:p text:style-name="P83">Écris une équation puis résous-la.</text:p>
          <text:list>
            <text:list-header>
              <text:p text:style-name="P60"><text:span text:style-name="_5f_pointillés_20_gris"><text:span text:style-name="T14"><text:tab/></text:span></text:span></text:p>
              <text:p text:style-name="P60"><text:span text:style-name="_5f_pointillés_20_gris"><text:span text:style-name="T14"><text:tab/></text:span></text:span></text:p>
              <text:p text:style-name="P60"><text:span text:style-name="_5f_pointillés_20_gris"><text:span text:style-name="T14"><text:tab/></text:span></text:span></text:p>
              <text:p text:style-name="P60"><text:span text:style-name="_5f_pointillés_20_gris"><text:span text:style-name="T14"><text:tab/></text:span></text:span></text:p>
              <text:p text:style-name="P60"><text:span text:style-name="_5f_pointillés_20_gris"><text:span text:style-name="T14"><text:tab/></text:span></text:span></text:p>
              <text:p text:style-name="P60"><text:span text:style-name="_5f_pointillés_20_gris"><text:span text:style-name="T14"><text:tab/></text:span></text:span></text:p>
            </text:list-header>
          </text:list>
        </text:list-item>
        <text:list-item>
          <text:p text:style-name="P85">Conclus en donnant le nombre de billes de chaque couleur. Pense à vérifier ta réponse.</text:p>
        </text:list-item>
      </text:list>
      <text:list xml:id="list170727794553421" text:continue-list="list170728709712250" text:style-name="_5f_Numérotation_20_des_20_exercices_20_livrets_20_bis">
        <text:list-item>
          <text:list>
            <text:list-header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</text:list-header>
          </text:list>
        </text:list-item>
      </text:list>
      <text:list xml:id="list170728517470846" text:continue-list="list170727635819922" text:style-name="Num_5f_Exo">
        <text:list-item>
          <text:h text:style-name="P54" text:outline-level="1"><text:soft-page-break/> Reprends le problème <text:span text:style-name="Enonce_5f_Niv2"><text:span text:style-name="T75">8</text:span></text:span> en considérant qu’il y a maintenant 115 billes au total au lieu de 250.</text:h>
        </text:list-item>
      </text:list>
      <text:p text:style-name="P30">Écris et résous l’équation ainsi obtenue.</text:p>
      <text:p text:style-name="P30">Que peux-tu en déduire pour le problème posé ?</text:p>
      <text:list xml:id="list170729322735942" text:continue-list="list170728847437958" text:style-name="liste_5f_abc">
        <text:list-item>
          <text:list>
            <text:list-header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1"><text:span text:style-name="_5f_pointillés_20_gris"><text:span text:style-name="T11"><text:tab/></text:span></text:span></text:p>
              <text:p text:style-name="P61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  <text:p text:style-name="P60"><text:span text:style-name="_5f_pointillés_20_gris"><text:span text:style-name="T11"><text:tab/></text:span></text:span></text:p>
            </text:list-header>
          </text:list>
        </text:list-item>
      </text:list>
      <text:list xml:id="list170728043858700" text:continue-list="list170728517470846" text:style-name="Num_5f_Exo">
        <text:list-item>
          <text:h text:style-name="P54" text:outline-level="1"> Dans une assemblée de 500 personnes, il y a deux fois plus de Belges que de Luxembourgeois et 48 Néerlandais de plus que de Luxembourgeois.</text:h>
        </text:list-item>
      </text:list>
      <text:p text:style-name="P37">Quelle est la composition de l’assemblée ?</text:p>
      <text:list xml:id="list170727745982807" text:continue-list="list170727794553421" text:style-name="_5f_Numérotation_20_des_20_exercices_20_livrets">
        <text:list-header>
          <text:p text:style-name="P71"><text:span text:style-name="T31">On désigne par </text:span><text:span text:style-name="T41">x</text:span><text:span text:style-name="T31"> le nombre de Luxembourgeois.</text:span></text:p>
        </text:list-header>
      </text:list>
      <text:list xml:id="list170728249772232" text:continue-list="list170729322735942" text:style-name="liste_5f_abc">
        <text:list-item text:start-value="1">
          <text:p text:style-name="P92">Écris en fonction du nombre <text:span text:style-name="T41">x </text:span><text:span text:style-name="T34">:</text:span></text:p>
        </text:list-item>
      </text:list>
      <text:list xml:id="list170727565122875" text:continue-list="list170727745982807" text:style-name="_5f_Numérotation_20_des_20_exercices_20_livrets_20_bis">
        <text:list-item>
          <text:list>
            <text:list-item>
              <text:list>
                <text:list-item>
                  <text:p text:style-name="P94"><text:span text:style-name="T34">l</text:span>e nombre de Belges : <text:span text:style-name="_5f_pointillés_20_gris"><text:span text:style-name="T11"><text:tab/></text:span></text:span></text:p>
                </text:list-item>
                <text:list-item>
                  <text:p text:style-name="P94">le nombre de Néerlandais : <text:span text:style-name="_5f_pointillés_20_gris"><text:span text:style-name="T11"><text:tab/></text:span></text:span></text:p>
                </text:list-item>
                <text:list-item>
                  <text:p text:style-name="P81">le nombre total de personnes (pense à simplifier) :</text:p>
                </text:list-item>
              </text:list>
              <text:p text:style-name="P63"><text:span text:style-name="_5f_pointillés_20_gris"><text:span text:style-name="T11"><text:tab/></text:span></text:span></text:p>
              <text:p text:style-name="P63"><text:span text:style-name="_5f_pointillés_20_gris"><text:span text:style-name="T11"><text:tab/></text:span></text:span></text:p>
            </text:list-item>
          </text:list>
        </text:list-item>
      </text:list>
      <text:list xml:id="list170727730864488" text:continue-list="list170728249772232" text:style-name="liste_5f_abc">
        <text:list-item>
          <text:p text:style-name="P83">Écris l’équation qui traduit que le nombre total de personnes est 500 puis résous-la.</text:p>
        </text:list-item>
      </text:list>
      <text:list xml:id="list170729191932747" text:continue-list="list170727565122875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7809872344" text:continue-list="list170727730864488" text:style-name="liste_5f_abc">
        <text:list-item>
          <text:p text:style-name="P83">Quelle est la composition de cette assemblée ?<text:line-break/>(N’oublie pas de contrôler tes réponses.)</text:p>
        </text:list-item>
      </text:list>
      <text:list xml:id="list170728666623741" text:continue-list="list170729191932747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7423958375" text:continue-list="list170728043858700" text:style-name="Num_5f_Exo">
        <text:list-item>
          <text:h text:style-name="P45" text:outline-level="1"> Paul calcule que s’il achète deux croissants et une brioche à 1,83 €, il dépense 0,47 € de plus que s’il achète quatre croissants. Quel est le prix en euros d’un croissant ?</text:h>
        </text:list-item>
      </text:list>
      <text:list xml:id="list170727593429620" text:continue-list="list170727809872344" text:style-name="liste_5f_abc">
        <text:list-item text:start-value="1">
          <text:p text:style-name="P89">Complète.</text:p>
        </text:list-item>
      </text:list>
      <text:list xml:id="list170727989980574" text:continue-list="list170728666623741" text:style-name="_5f_Numérotation_20_des_20_exercices_20_livrets">
        <text:list-item>
          <text:list>
            <text:list-header>
              <text:p text:style-name="P95">On désigne par <text:span text:style-name="T41">x</text:span> <text:span text:style-name="_5f_pointillés_20_gris"><text:tab/></text:span></text:p>
            </text:list-header>
          </text:list>
        </text:list-item>
      </text:list>
      <text:list xml:id="list170727288869263" text:continue-list="list170727593429620" text:style-name="liste_5f_abc">
        <text:list-item>
          <text:p text:style-name="P90">Écris, en fonction de <text:span text:style-name="_5f_variable"><text:span text:style-name="T41">x</text:span></text:span>, le prix en euros de deux croissants et d’une brioche.</text:p>
        </text:list-item>
      </text:list>
      <text:list xml:id="list170727408969543" text:continue-list="list170727989980574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7313693385" text:continue-list="list170727288869263" text:style-name="liste_5f_abc">
        <text:list-item>
          <text:p text:style-name="P75">Écris le prix en euros de quatre croissants. </text:p>
        </text:list-item>
      </text:list>
      <text:list xml:id="list170728208617137" text:continue-list="list170727408969543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8515750898" text:continue-list="list170727313693385" text:style-name="liste_5f_abc">
        <text:list-item>
          <text:p text:style-name="P96">Écris une équation <text:span text:style-name="T74">traduisant le problème </text:span>puis résous-la.</text:p>
          <text:list>
            <text:list-header>
              <text:p text:style-name="P66"><text:span text:style-name="_5f_pointillés_20_gris"><text:span text:style-name="T11"><text:tab/></text:span></text:span></text:p>
              <text:p text:style-name="P66"><text:span text:style-name="_5f_pointillés_20_gris"><text:span text:style-name="T11"><text:tab/></text:span></text:span></text:p>
              <text:p text:style-name="P66"><text:span text:style-name="_5f_pointillés_20_gris"><text:span text:style-name="T11"><text:tab/></text:span></text:span></text:p>
              <text:p text:style-name="P66"><text:span text:style-name="_5f_pointillés_20_gris"><text:span text:style-name="T11"><text:tab/></text:span></text:span></text:p>
              <text:p text:style-name="P66"><text:span text:style-name="_5f_pointillés_20_gris"><text:span text:style-name="T11"><text:tab/></text:span></text:span></text:p>
            </text:list-header>
          </text:list>
        </text:list-item>
        <text:list-item>
          <text:p text:style-name="P97">Conclus le problème.</text:p>
        </text:list-item>
      </text:list>
      <text:list xml:id="list170728484160860" text:continue-list="list170728208617137" text:style-name="_5f_Numérotation_20_des_20_exercices_20_livrets_20_bis">
        <text:list-item>
          <text:list>
            <text:list-header>
              <text:p text:style-name="P67"><text:span text:style-name="_5f_pointillés_20_gris"><text:span text:style-name="T11"><text:tab/></text:span></text:span></text:p>
              <text:p text:style-name="P67"><text:span text:style-name="_5f_pointillés_20_gris"><text:span text:style-name="T11"><text:tab/></text:span></text:span></text:p>
            </text:list-header>
          </text:list>
        </text:list-item>
      </text:list>
      <text:list xml:id="list170729432180369" text:continue-list="list170727423958375" text:style-name="Num_5f_Exo">
        <text:list-item>
          <text:h text:style-name="P55" text:outline-level="1"> <text:span text:style-name="Bold_5f_niv2">Carré magique</text:span></text:h>
        </text:list-item>
      </text:list>
      <text:section text:style-name="Sect2" text:name="Section7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P41">x</text:p>
            </table:table-cell>
            <table:table-cell table:style-name="Tableau6.A1" office:value-type="string">
              <text:p text:style-name="P44">2<text:span text:style-name="T49">x</text:span></text:p>
            </table:table-cell>
            <table:table-cell table:style-name="Tableau6.C1" office:value-type="string">
              <text:p text:style-name="P43">4</text:p>
            </table:table-cell>
          </table:table-row>
          <table:table-row table:style-name="Tableau6.1">
            <table:table-cell table:style-name="Tableau6.A2" office:value-type="string">
              <text:p text:style-name="P43"/>
            </table:table-cell>
            <table:table-cell table:style-name="Tableau6.A2" office:value-type="string">
              <text:p text:style-name="P43"/>
            </table:table-cell>
            <table:table-cell table:style-name="Tableau6.C2" office:value-type="string">
              <text:p text:style-name="P43"/>
            </table:table-cell>
          </table:table-row>
          <table:table-row table:style-name="Tableau6.1">
            <table:table-cell table:style-name="Tableau6.A2" office:value-type="string">
              <text:p text:style-name="P44">4<text:span text:style-name="T49">x</text:span></text:p>
            </table:table-cell>
            <table:table-cell table:style-name="Tableau6.A2" office:value-type="string">
              <text:p text:style-name="P43">3</text:p>
            </table:table-cell>
            <table:table-cell table:style-name="Tableau6.C2" office:value-type="string">
              <text:p text:style-name="P43"><text:span text:style-name="T40">−</text:span>9</text:p>
            </table:table-cell>
          </table:table-row>
        </table:table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P40"/>
            </table:table-cell>
            <table:table-cell table:style-name="Tableau7.A1" office:value-type="string">
              <text:p text:style-name="P40"/>
            </table:table-cell>
            <table:table-cell table:style-name="Tableau7.C1" office:value-type="string">
              <text:p text:style-name="P42"/>
            </table:table-cell>
          </table:table-row>
          <table:table-row table:style-name="Tableau7.1">
            <table:table-cell table:style-name="Tableau7.A2" office:value-type="string">
              <text:p text:style-name="P42"/>
            </table:table-cell>
            <table:table-cell table:style-name="Tableau7.A2" office:value-type="string">
              <text:p text:style-name="P42"/>
            </table:table-cell>
            <table:table-cell table:style-name="Tableau7.C2" office:value-type="string">
              <text:p text:style-name="P42"/>
            </table:table-cell>
          </table:table-row>
          <table:table-row table:style-name="Tableau7.1">
            <table:table-cell table:style-name="Tableau7.A2" office:value-type="string">
              <text:p text:style-name="P40"/>
            </table:table-cell>
            <table:table-cell table:style-name="Tableau7.A2" office:value-type="string">
              <text:p text:style-name="P42"/>
            </table:table-cell>
            <table:table-cell table:style-name="Tableau7.C2" office:value-type="string">
              <text:p text:style-name="P42"/>
            </table:table-cell>
          </table:table-row>
        </table:table>
        <text:p text:style-name="P6"/>
      </text:section>
      <text:list xml:id="list170728628263770" text:continue-list="list170728515750898" text:style-name="liste_5f_abc">
        <text:list-item text:start-value="1">
          <text:p text:style-name="P88">Détermine <text:span text:style-name="T47">x</text:span> sachant que la somme des cases dans chaque ligne, chaque colonne est la même.</text:p>
        </text:list-item>
      </text:list>
      <text:list xml:id="list170729234325440" text:continue-list="list170728484160860" text:style-name="_5f_Numérotation_20_des_20_exercices_20_livrets">
        <text:list-item>
          <text:list>
            <text:list-header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  <text:p text:style-name="P62"><text:span text:style-name="_5f_pointillés_20_gris"><text:span text:style-name="T11"><text:tab/></text:span></text:span></text:p>
            </text:list-header>
          </text:list>
        </text:list-item>
      </text:list>
      <text:list xml:id="list170727579289318" text:continue-list="list170728628263770" text:style-name="liste_5f_abc">
        <text:list-item>
          <text:p text:style-name="P91">Complète le carré magique vide prévu à cet eff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Lucida Sans3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tarSymbol1" svg:font-family="StarSymbol" style:font-pitch="variable" style:font-charset="x-symbol"/>
    <style:font-face style:name="Times New Roman4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2" svg:font-family="'Lucida Sans'" style:font-pitch="variable"/>
    <style:font-face style:name="OpenSymbol2" svg:font-family="OpenSymbol, 'Arial Unicode MS'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5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Bold_5f_niv2" style:num-prefix=" " style:num-suffix=" " style:num-format="a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number text:level="3" text:style-name="Bold_5f_niv2" style:num-prefix=" " style:num-format="a">
        <style:list-level-properties text:min-label-distance="0.3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5bbf66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fo:text-transform="uppercase" fo:color="#808080" style:font-name="Bitstream Vera Sans1" fo:font-size="9pt" officeooo:rsid="0039b65c" officeooo:paragraph-rsid="005bbf66" fo:background-color="transparen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2" fo:font-size="16pt" fo:font-style="normal" fo:text-shadow="none" fo:font-weight="bold" officeooo:rsid="003afe4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2" fo:font-size="16pt" fo:font-style="normal" fo:text-shadow="none" fo:font-weight="bold" officeooo:rsid="005fbf27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8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14" draw:name="Forme3" draw:style-name="Mgr2" draw:text-style-name="MP26" svg:x1="10.656cm" svg:y1="0.36cm" svg:x2="20.497cm" svg:y2="0.36cm"><text:p/></draw:line><draw:frame text:anchor-type="paragraph" draw:z-index="19" draw:name="Forme2" draw:style-name="Mgr3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text:span text:style-name="MT6">Résoudre un p</text:span><text:span text:style-name="MT7">roblème</text:span></text:p>
      </style:header>
      <style:footer>
        <text:p text:style-name="MP28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8</text:page-number></text:p></draw:text-box></draw:frame><text:p text:style-name="MP31">Équations • A8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7:07:26.734000000</dc:date>
    <meta:editing-duration>PT8H55M16S</meta:editing-duration>
    <meta:editing-cycles>81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4" meta:image-count="0" meta:object-count="3" meta:page-count="4" meta:paragraph-count="218" meta:word-count="913" meta:character-count="5134" meta:non-whitespace-character-count="3807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4</mn>
          <mn>5</mn>
        </mfrac>
      </mrow>
    </mstyle>
    <annotation encoding="StarMath 5.0">size 10{-`{{4} over 5}}</annotation>
  </semantics>
</math>
</file>

<file path=Object 2/content.xml><?xml version="1.0" encoding="utf-8"?>
<math xmlns="http://www.w3.org/1998/Math/MathML" display="block">
  <semantics>
    <mstyle mathsize="10pt">
      <mfrac>
        <mrow>
          <mstyle color="aqua">
            <mstyle mathvariant="bold">
              <mn>5</mn>
            </mstyle>
          </mstyle>
          <mstyle mathsize="11pt">
            <mi>x</mi>
          </mstyle>
        </mrow>
        <mstyle color="aqua">
          <mstyle mathvariant="bold">
            <mn>5</mn>
          </mstyle>
        </mstyle>
      </mfrac>
    </mstyle>
    <annotation encoding="StarMath 5.0">size 10{{color cyan bold{5} size 11{x}} over color cyan bold{5}}</annotation>
  </semantics>
</math>
</file>

<file path=Object 3/content.xml><?xml version="1.0" encoding="utf-8"?>
<math xmlns="http://www.w3.org/1998/Math/MathML" display="block">
  <semantics>
    <mstyle mathsize="10pt">
      <mfrac>
        <mrow>
          <mo stretchy="false">−</mo>
          <mn>4</mn>
        </mrow>
        <mstyle color="aqua">
          <mstyle mathvariant="bold">
            <mn>5</mn>
          </mstyle>
        </mstyle>
      </mfrac>
    </mstyle>
    <annotation encoding="StarMath 5.0">size 10{{-4} over color cyan bold{5}}</annotation>
  </semantics>
</math>
</file>